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3.848in"/>
    </style:style>
    <style:style style:name="co4" style:family="table-column">
      <style:table-column-properties fo:break-before="auto" style:column-width="4.431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marul01.croala754085.croala-loci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stlocus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posta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node</text:p>
          </table:table-cell>
        </table:table-row>
        <table:table-row table:style-name="ro2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atinski</text:p>
          </table:table-cell>
          <table:table-cell office:value-type="string" calcext:value-type="string">
            <text:p>Marko Marulić , Latinski stihovi</text:p>
          </table:table-cell>
          <table:table-cell office:value-type="string" calcext:value-type="string">
            <text:p>marul01.croala754085.croala-lat2w:front.docTitle.titlePart.w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Titania</text:p>
          </table:table-cell>
          <table:table-cell office:value-type="string" calcext:value-type="string">
            <text:p>Tu dabis ęternas , proles Titania , poenas :</text:p>
          </table:table-cell>
          <table:table-cell office:value-type="string" calcext:value-type="string">
            <text:p>marul01.croala754085.croala-lat2w:group.body.div.div1.l1.w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ycaone</text:p>
          </table:table-cell>
          <table:table-cell office:value-type="string" calcext:value-type="string">
            <text:p>De Lycaone in lupum</text:p>
          </table:table-cell>
          <table:table-cell office:value-type="string" calcext:value-type="string">
            <text:p>marul01.croala754085.croala-lat2w:group.body.div.div2.head.w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ycaon</text:p>
          </table:table-cell>
          <table:table-cell office:value-type="string" calcext:value-type="string">
            <text:p>Haud docuit feritas sic te sęuire , Lycaon :</text:p>
          </table:table-cell>
          <table:table-cell office:value-type="string" calcext:value-type="string">
            <text:p>marul01.croala754085.croala-lat2w:group.body.div.div2.l1.w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</text:p>
          </table:table-cell>
          <table:table-cell office:value-type="string" calcext:value-type="string">
            <text:p>Occubui telis , Phoebe superbe , tuis .</text:p>
          </table:table-cell>
          <table:table-cell office:value-type="string" calcext:value-type="string">
            <text:p>marul01.croala754085.croala-lat2w:group.body.div.div3.l2.w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eneia</text:p>
          </table:table-cell>
          <table:table-cell office:value-type="string" calcext:value-type="string">
            <text:p>Hęc laurus quondam uirgo Peneia Daphne</text:p>
          </table:table-cell>
          <table:table-cell office:value-type="string" calcext:value-type="string">
            <text:p>marul01.croala754085.croala-lat2w:group.body.div.div4.l1.w5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rgoę</text:p>
          </table:table-cell>
          <table:table-cell office:value-type="string" calcext:value-type="string">
            <text:p>Bosque fui Argoę tradita custodię .</text:p>
          </table:table-cell>
          <table:table-cell office:value-type="string" calcext:value-type="string">
            <text:p>marul01.croala754085.croala-lat2w:group.body.div.div5.l2.w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dem</text:p>
          </table:table-cell>
          <table:table-cell office:value-type="string" calcext:value-type="string">
            <text:p>Idem sexus inest : Iuppiter , ergo ueni !</text:p>
          </table:table-cell>
          <table:table-cell office:value-type="string" calcext:value-type="string">
            <text:p>marul01.croala754085.croala-lat2w:group.body.div.div6.l2.w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uropam</text:p>
          </table:table-cell>
          <table:table-cell office:value-type="string" calcext:value-type="string">
            <text:p>Qualis ad Europam diceris isse , ueni .</text:p>
          </table:table-cell>
          <table:table-cell office:value-type="string" calcext:value-type="string">
            <text:p>marul01.croala754085.croala-lat2w:group.body.div.div7.l2.w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i</text:p>
          </table:table-cell>
          <table:table-cell office:value-type="string" calcext:value-type="string">
            <text:p>Quo tibi , parue puer , Phoebei munera currus ?</text:p>
          </table:table-cell>
          <table:table-cell office:value-type="string" calcext:value-type="string">
            <text:p>marul01.croala754085.croala-lat2w:group.body.div.div8.l1.w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apete</text:p>
          </table:table-cell>
          <table:table-cell office:value-type="string" calcext:value-type="string">
            <text:p>Phoetusa , Iapete , Phoebe</text:p>
          </table:table-cell>
          <table:table-cell office:value-type="string" calcext:value-type="string">
            <text:p>marul01.croala754085.croala-lat2w:group.body.div.div9.head.w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</text:p>
          </table:table-cell>
          <table:table-cell office:value-type="string" calcext:value-type="string">
            <text:p>Phoetusa , Iapete , Phoebe</text:p>
          </table:table-cell>
          <table:table-cell office:value-type="string" calcext:value-type="string">
            <text:p>marul01.croala754085.croala-lat2w:group.body.div.div9.head.w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adus</text:p>
          </table:table-cell>
          <table:table-cell office:value-type="string" calcext:value-type="string">
            <text:p>n-s---mv-</text:p>
          </table:table-cell>
          <table:table-cell/>
          <table:table-cell office:value-type="string" calcext:value-type="string">
            <text:p>Pade</text:p>
          </table:table-cell>
          <table:table-cell office:value-type="string" calcext:value-type="string">
            <text:p>Phoetontis miseri fueramus , Pade , sorores .</text:p>
          </table:table-cell>
          <table:table-cell office:value-type="string" calcext:value-type="string">
            <text:p>marul01.croala754085.croala-lat2w:group.body.div.div9.l1.w4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adus</text:p>
          </table:table-cell>
          <table:table-cell office:value-type="string" calcext:value-type="string">
            <text:p>n-s---mv-</text:p>
          </table:table-cell>
          <table:table-cell/>
          <table:table-cell office:value-type="string" calcext:value-type="string">
            <text:p>Pade</text:p>
          </table:table-cell>
          <table:table-cell office:value-type="string" calcext:value-type="string">
            <text:p>Nunc populi ripę , maxime Pade , tuę .</text:p>
          </table:table-cell>
          <table:table-cell office:value-type="string" calcext:value-type="string">
            <text:p>marul01.croala754085.croala-lat2w:group.body.div.div9.l2.w5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ycaonis</text:p>
          </table:table-cell>
          <table:table-cell office:value-type="string" calcext:value-type="string">
            <text:p>Calisto , Lycaonis filia</text:p>
          </table:table-cell>
          <table:table-cell office:value-type="string" calcext:value-type="string">
            <text:p>marul01.croala754085.croala-lat2w:group.body.div.div11.head.w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13.head.w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dea</text:p>
          </table:table-cell>
          <table:table-cell office:value-type="string" calcext:value-type="string">
            <text:p>Nigrior Idea nunc es pice , corue , sed idem</text:p>
          </table:table-cell>
          <table:table-cell office:value-type="string" calcext:value-type="string">
            <text:p>marul01.croala754085.croala-lat2w:group.body.div.div13.l1.w2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ithonia</text:p>
          </table:table-cell>
          <table:table-cell office:value-type="string" calcext:value-type="string">
            <text:p>Sithonia fueras albior ipse niue .</text:p>
          </table:table-cell>
          <table:table-cell office:value-type="string" calcext:value-type="string">
            <text:p>marul01.croala754085.croala-lat2w:group.body.div.div13.l2.w1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ylenia</text:p>
          </table:table-cell>
          <table:table-cell office:value-type="string" calcext:value-type="string">
            <text:p>Hic lapis est index , sed si Cylenia furta</text:p>
          </table:table-cell>
          <table:table-cell office:value-type="string" calcext:value-type="string">
            <text:p>marul01.croala754085.croala-lat2w:group.body.div.div17.l1.w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Thebeę</text:p>
          </table:table-cell>
          <table:table-cell office:value-type="string" calcext:value-type="string">
            <text:p>Nobile Thebeę surgat ut urbis opus .</text:p>
          </table:table-cell>
          <table:table-cell office:value-type="string" calcext:value-type="string">
            <text:p>marul01.croala754085.croala-lat2w:group.body.div.div19.l2.w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23.head.w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ęphiso</text:p>
          </table:table-cell>
          <table:table-cell office:value-type="string" calcext:value-type="string">
            <text:p>Arsit amans Echo Cęphiso flumine natum :</text:p>
          </table:table-cell>
          <table:table-cell office:value-type="string" calcext:value-type="string">
            <text:p>marul01.croala754085.croala-lat2w:group.body.div.div24.l1.w4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dei</text:p>
          </table:table-cell>
          <table:table-cell office:value-type="string" calcext:value-type="string">
            <text:p>Daphnidis Idei saxea fata docent .</text:p>
          </table:table-cell>
          <table:table-cell office:value-type="string" calcext:value-type="string">
            <text:p>marul01.croala754085.croala-lat2w:group.body.div.div30.l2.w2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Salmacis</text:p>
          </table:table-cell>
          <table:table-cell office:value-type="string" calcext:value-type="string">
            <text:p>Salmacis et Hermaphroditus</text:p>
          </table:table-cell>
          <table:table-cell office:value-type="string" calcext:value-type="string">
            <text:p>marul01.croala754085.croala-lat2w:group.body.div.div31.head.w1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Salmacis</text:p>
          </table:table-cell>
          <table:table-cell office:value-type="string" calcext:value-type="string">
            <text:p>Dum fuit ignotus tibi , Salmacis , Hermaphroditus ,</text:p>
          </table:table-cell>
          <table:table-cell office:value-type="string" calcext:value-type="string">
            <text:p>marul01.croala754085.croala-lat2w:group.body.div.div31.l1.w5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ineides</text:p>
          </table:table-cell>
          <table:table-cell office:value-type="string" calcext:value-type="string">
            <text:p>Mineides , Thebanę sorores</text:p>
          </table:table-cell>
          <table:table-cell office:value-type="string" calcext:value-type="string">
            <text:p>marul01.croala754085.croala-lat2w:group.body.div.div32.head.w1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hebanę</text:p>
          </table:table-cell>
          <table:table-cell office:value-type="string" calcext:value-type="string">
            <text:p>Mineides , Thebanę sorores</text:p>
          </table:table-cell>
          <table:table-cell office:value-type="string" calcext:value-type="string">
            <text:p>marul01.croala754085.croala-lat2w:group.body.div.div32.head.w2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ineis</text:p>
          </table:table-cell>
          <table:table-cell office:value-type="string" calcext:value-type="string">
            <text:p>Facta est Mineis , dum despicit orgia Bacchi ,</text:p>
          </table:table-cell>
          <table:table-cell office:value-type="string" calcext:value-type="string">
            <text:p>marul01.croala754085.croala-lat2w:group.body.div.div32.l1.w3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olides</text:p>
          </table:table-cell>
          <table:table-cell office:value-type="string" calcext:value-type="string">
            <text:p>Eolides Athamas lustrans indagine siluas</text:p>
          </table:table-cell>
          <table:table-cell office:value-type="string" calcext:value-type="string">
            <text:p>marul01.croala754085.croala-lat2w:group.body.div.div34.l1.w1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egasus</text:p>
          </table:table-cell>
          <table:table-cell office:value-type="string" calcext:value-type="string">
            <text:p>Pegasus equus</text:p>
          </table:table-cell>
          <table:table-cell office:value-type="string" calcext:value-type="string">
            <text:p>marul01.croala754085.croala-lat2w:group.body.div.div38.head.w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egase</text:p>
          </table:table-cell>
          <table:table-cell office:value-type="string" calcext:value-type="string">
            <text:p>Pegase , pasce tuo mea disticha fonte ! Recusas ?</text:p>
          </table:table-cell>
          <table:table-cell office:value-type="string" calcext:value-type="string">
            <text:p>marul01.croala754085.croala-lat2w:group.body.div.div38.l1.w1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egase</text:p>
          </table:table-cell>
          <table:table-cell office:value-type="string" calcext:value-type="string">
            <text:p>At saltem lotio , Pegase , pasce tuo !</text:p>
          </table:table-cell>
          <table:table-cell office:value-type="string" calcext:value-type="string">
            <text:p>marul01.croala754085.croala-lat2w:group.body.div.div38.l2.w4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Athlas</text:p>
          </table:table-cell>
          <table:table-cell office:value-type="string" calcext:value-type="string">
            <text:p>marul01.croala754085.croala-lat2w:group.body.div.div39.head.w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thlas</text:p>
          </table:table-cell>
          <table:table-cell office:value-type="string" calcext:value-type="string">
            <text:p>Athlas Iapetides stellarum torquet Olympum</text:p>
          </table:table-cell>
          <table:table-cell office:value-type="string" calcext:value-type="string">
            <text:p>marul01.croala754085.croala-lat2w:group.body.div.div39.l1.w1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apetides</text:p>
          </table:table-cell>
          <table:table-cell office:value-type="string" calcext:value-type="string">
            <text:p>Athlas Iapetides stellarum torquet Olympum</text:p>
          </table:table-cell>
          <table:table-cell office:value-type="string" calcext:value-type="string">
            <text:p>marul01.croala754085.croala-lat2w:group.body.div.div39.l1.w2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Olympum</text:p>
          </table:table-cell>
          <table:table-cell office:value-type="string" calcext:value-type="string">
            <text:p>Athlas Iapetides stellarum torquet Olympum</text:p>
          </table:table-cell>
          <table:table-cell office:value-type="string" calcext:value-type="string">
            <text:p>marul01.croala754085.croala-lat2w:group.body.div.div39.l1.w5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thlas</text:p>
          </table:table-cell>
          <table:table-cell office:value-type="string" calcext:value-type="string">
            <text:p>Atque deos omnis sustinet unus Athlas .</text:p>
          </table:table-cell>
          <table:table-cell office:value-type="string" calcext:value-type="string">
            <text:p>marul01.croala754085.croala-lat2w:group.body.div.div39.l2.w6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40.head.w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lympo</text:p>
          </table:table-cell>
          <table:table-cell office:value-type="string" calcext:value-type="string">
            <text:p>Signifero forsan nunquam premeretur Olympo</text:p>
          </table:table-cell>
          <table:table-cell office:value-type="string" calcext:value-type="string">
            <text:p>marul01.croala754085.croala-lat2w:group.body.div.div40.l1.w5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thlas</text:p>
          </table:table-cell>
          <table:table-cell office:value-type="string" calcext:value-type="string">
            <text:p>Hospitium Perseo ni uetuisset Athlas .</text:p>
          </table:table-cell>
          <table:table-cell office:value-type="string" calcext:value-type="string">
            <text:p>marul01.croala754085.croala-lat2w:group.body.div.div40.l2.w5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44.head.w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epheida</text:p>
          </table:table-cell>
          <table:table-cell office:value-type="string" calcext:value-type="string">
            <text:p>Sero petis , Phineu , iunctam Cepheida Perseo :</text:p>
          </table:table-cell>
          <table:table-cell office:value-type="string" calcext:value-type="string">
            <text:p>marul01.croala754085.croala-lat2w:group.body.div.div44.l1.w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yreneus</text:p>
          </table:table-cell>
          <table:table-cell office:value-type="string" calcext:value-type="string">
            <text:p>Pyreneus e turri pręcipitatus</text:p>
          </table:table-cell>
          <table:table-cell office:value-type="string" calcext:value-type="string">
            <text:p>marul01.croala754085.croala-lat2w:group.body.div.div46.head.w1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astalidas</text:p>
          </table:table-cell>
          <table:table-cell office:value-type="string" calcext:value-type="string">
            <text:p>Castalidas uiolare meas fuge , si sapis ; his qui</text:p>
          </table:table-cell>
          <table:table-cell office:value-type="string" calcext:value-type="string">
            <text:p>marul01.croala754085.croala-lat2w:group.body.div.div46.l1.w1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Ęgeus</text:p>
          </table:table-cell>
          <table:table-cell office:value-type="string" calcext:value-type="string">
            <text:p>Ęgeus : errori crimen inesse solet .</text:p>
          </table:table-cell>
          <table:table-cell office:value-type="string" calcext:value-type="string">
            <text:p>marul01.croala754085.croala-lat2w:group.body.div.div47.l2.w1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table:number-columns-repeated="2" office:value-type="string" calcext:value-type="string">
            <text:p>Chiron</text:p>
          </table:table-cell>
          <table:table-cell office:value-type="string" calcext:value-type="string">
            <text:p>marul01.croala754085.croala-lat2w:group.body.div.div48.head.w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hirona</text:p>
          </table:table-cell>
          <table:table-cell office:value-type="string" calcext:value-type="string">
            <text:p>In scopulos Chirona tibi fuge , nauita , uersum :</text:p>
          </table:table-cell>
          <table:table-cell office:value-type="string" calcext:value-type="string">
            <text:p>marul01.croala754085.croala-lat2w:group.body.div.div48.l1.w3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ithonia</text:p>
          </table:table-cell>
          <table:table-cell office:value-type="string" calcext:value-type="string">
            <text:p>Hęc patriam pretio Sithonia uendidit Arne :</text:p>
          </table:table-cell>
          <table:table-cell office:value-type="string" calcext:value-type="string">
            <text:p>marul01.croala754085.croala-lat2w:group.body.div.div49.l1.w4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Mirmidones</text:p>
          </table:table-cell>
          <table:table-cell office:value-type="string" calcext:value-type="string">
            <text:p>marul01.croala754085.croala-lat2w:group.body.div.div50.head.w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irmidonas</text:p>
          </table:table-cell>
          <table:table-cell office:value-type="string" calcext:value-type="string">
            <text:p>Si formica potest ędere Mirmidonas !</text:p>
          </table:table-cell>
          <table:table-cell office:value-type="string" calcext:value-type="string">
            <text:p>marul01.croala754085.croala-lat2w:group.body.div.div50.l2.w5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ephalus</text:p>
          </table:table-cell>
          <table:table-cell office:value-type="string" calcext:value-type="string">
            <text:p>Procris et Cephalus</text:p>
          </table:table-cell>
          <table:table-cell office:value-type="string" calcext:value-type="string">
            <text:p>marul01.croala754085.croala-lat2w:group.body.div.div51.head.w3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urora</text:p>
          </table:table-cell>
          <table:table-cell office:value-type="string" calcext:value-type="string">
            <text:p>Ardet amans Aurora , fugit te , Cephale , Procris :</text:p>
          </table:table-cell>
          <table:table-cell office:value-type="string" calcext:value-type="string">
            <text:p>marul01.croala754085.croala-lat2w:group.body.div.div51.l1.w3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ephale</text:p>
          </table:table-cell>
          <table:table-cell office:value-type="string" calcext:value-type="string">
            <text:p>Ardet amans Aurora , fugit te , Cephale , Procris :</text:p>
          </table:table-cell>
          <table:table-cell office:value-type="string" calcext:value-type="string">
            <text:p>marul01.croala754085.croala-lat2w:group.body.div.div51.l1.w6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52.head.w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ephalus</text:p>
          </table:table-cell>
          <table:table-cell office:value-type="string" calcext:value-type="string">
            <text:p>Cephalus in Procrim</text:p>
          </table:table-cell>
          <table:table-cell office:value-type="string" calcext:value-type="string">
            <text:p>marul01.croala754085.croala-lat2w:group.body.div.div53.head.w1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Scylla</text:p>
          </table:table-cell>
          <table:table-cell office:value-type="string" calcext:value-type="string">
            <text:p>marul01.croala754085.croala-lat2w:group.body.div.div54.head.w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Scylla</text:p>
          </table:table-cell>
          <table:table-cell office:value-type="string" calcext:value-type="string">
            <text:p>Occidit Androgeus , pugnatur . Scylla capilli</text:p>
          </table:table-cell>
          <table:table-cell office:value-type="string" calcext:value-type="string">
            <text:p>marul01.croala754085.croala-lat2w:group.body.div.div54.l1.w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Scylla</text:p>
          </table:table-cell>
          <table:table-cell office:value-type="string" calcext:value-type="string">
            <text:p>marul01.croala754085.croala-lat2w:group.body.div.div55.head.w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Scylla</text:p>
          </table:table-cell>
          <table:table-cell office:value-type="string" calcext:value-type="string">
            <text:p>Scylla patrem fugiens fugiebat plumea Cyris .</text:p>
          </table:table-cell>
          <table:table-cell office:value-type="string" calcext:value-type="string">
            <text:p>marul01.croala754085.croala-lat2w:group.body.div.div55.l1.w1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Nysus</text:p>
          </table:table-cell>
          <table:table-cell office:value-type="string" calcext:value-type="string">
            <text:p>Pone sequens natam Nysus alietos erat .</text:p>
          </table:table-cell>
          <table:table-cell office:value-type="string" calcext:value-type="string">
            <text:p>marul01.croala754085.croala-lat2w:group.body.div.div55.l2.w4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abyrinthus</text:p>
          </table:table-cell>
          <table:table-cell office:value-type="string" calcext:value-type="string">
            <text:p>Perplexum Labyrinthus iter , uarius Minotaurus .</text:p>
          </table:table-cell>
          <table:table-cell office:value-type="string" calcext:value-type="string">
            <text:p>marul01.croala754085.croala-lat2w:group.body.div.div56.l1.w2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inois</text:p>
          </table:table-cell>
          <table:table-cell office:value-type="string" calcext:value-type="string">
            <text:p>Thesea iuuit amor . Quem ni Minois amasset ,</text:p>
          </table:table-cell>
          <table:table-cell office:value-type="string" calcext:value-type="string">
            <text:p>marul01.croala754085.croala-lat2w:group.body.div.div57.l1.w6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table:number-columns-repeated="2" office:value-type="string" calcext:value-type="string">
            <text:p>Icarus</text:p>
          </table:table-cell>
          <table:table-cell office:value-type="string" calcext:value-type="string">
            <text:p>marul01.croala754085.croala-lat2w:group.body.div.div58.head.w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Icarię</text:p>
          </table:table-cell>
          <table:table-cell office:value-type="string" calcext:value-type="string">
            <text:p>Improbus Icarię nomina fecit aquę .</text:p>
          </table:table-cell>
          <table:table-cell office:value-type="string" calcext:value-type="string">
            <text:p>marul01.croala754085.croala-lat2w:group.body.div.div58.l2.w2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erculea</text:p>
          </table:table-cell>
          <table:table-cell office:value-type="string" calcext:value-type="string">
            <text:p>Antheus Herculea sublatus in aera dextra</text:p>
          </table:table-cell>
          <table:table-cell office:value-type="string" calcext:value-type="string">
            <text:p>marul01.croala754085.croala-lat2w:group.body.div.div60.l1.w2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inthia</text:p>
          </table:table-cell>
          <table:table-cell office:value-type="string" calcext:value-type="string">
            <text:p>Cinthia , Proethidem quid curuo confodis arcu ?</text:p>
          </table:table-cell>
          <table:table-cell office:value-type="string" calcext:value-type="string">
            <text:p>marul01.croala754085.croala-lat2w:group.body.div.div61.l1.w1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Herebi</text:p>
          </table:table-cell>
          <table:table-cell office:value-type="string" calcext:value-type="string">
            <text:p>Dux Herebi Pluton superas peruenit ad auras</text:p>
          </table:table-cell>
          <table:table-cell office:value-type="string" calcext:value-type="string">
            <text:p>marul01.croala754085.croala-lat2w:group.body.div.div62.l1.w2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Nemeę</text:p>
          </table:table-cell>
          <table:table-cell office:value-type="string" calcext:value-type="string">
            <text:p>Illo autore perit Nemeę leo bellua siluę ,</text:p>
          </table:table-cell>
          <table:table-cell office:value-type="string" calcext:value-type="string">
            <text:p>marul01.croala754085.croala-lat2w:group.body.div.div2.l5.w4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Erimanthei</text:p>
          </table:table-cell>
          <table:table-cell office:value-type="string" calcext:value-type="string">
            <text:p>Ipsa Erimanthei feritas elanguit apri</text:p>
          </table:table-cell>
          <table:table-cell office:value-type="string" calcext:value-type="string">
            <text:p>marul01.croala754085.croala-lat2w:group.body.div.div2.l7.w2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tymphalidas</text:p>
          </table:table-cell>
          <table:table-cell office:value-type="string" calcext:value-type="string">
            <text:p>Stymphalidas domat arcus aues tinnitus et ęris ,</text:p>
          </table:table-cell>
          <table:table-cell office:value-type="string" calcext:value-type="string">
            <text:p>marul01.croala754085.croala-lat2w:group.body.div.div2.l9.w1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Creta</text:p>
          </table:table-cell>
          <table:table-cell office:value-type="string" calcext:value-type="string">
            <text:p>Taurum , Creta , tuum tellus Argiua recępit</text:p>
          </table:table-cell>
          <table:table-cell office:value-type="string" calcext:value-type="string">
            <text:p>marul01.croala754085.croala-lat2w:group.body.div.div2.l11.w2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Argiua</text:p>
          </table:table-cell>
          <table:table-cell office:value-type="string" calcext:value-type="string">
            <text:p>Taurum , Creta , tuum tellus Argiua recępit</text:p>
          </table:table-cell>
          <table:table-cell office:value-type="string" calcext:value-type="string">
            <text:p>marul01.croala754085.croala-lat2w:group.body.div.div2.l11.w5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esperidum</text:p>
          </table:table-cell>
          <table:table-cell office:value-type="string" calcext:value-type="string">
            <text:p>Mactato Hesperidum carpuntur poma dracone</text:p>
          </table:table-cell>
          <table:table-cell office:value-type="string" calcext:value-type="string">
            <text:p>marul01.croala754085.croala-lat2w:group.body.div.div2.l19.w2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erculeas</text:p>
          </table:table-cell>
          <table:table-cell office:value-type="string" calcext:value-type="string">
            <text:p>Herculeas uires uasti sensere Gygantes</text:p>
          </table:table-cell>
          <table:table-cell office:value-type="string" calcext:value-type="string">
            <text:p>marul01.croala754085.croala-lat2w:group.body.div.div2.l27.w1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Centaurorum</text:p>
          </table:table-cell>
          <table:table-cell office:value-type="string" calcext:value-type="string">
            <text:p>Et Centaurorum uis ardens quadrupedantum</text:p>
          </table:table-cell>
          <table:table-cell office:value-type="string" calcext:value-type="string">
            <text:p>marul01.croala754085.croala-lat2w:group.body.div.div2.l29.w2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chelous</text:p>
          </table:table-cell>
          <table:table-cell office:value-type="string" calcext:value-type="string">
            <text:p>Victus Achelous propriis caput intulit undis</text:p>
          </table:table-cell>
          <table:table-cell office:value-type="string" calcext:value-type="string">
            <text:p>marul01.croala754085.croala-lat2w:group.body.div.div2.l31.w2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Oechalię</text:p>
          </table:table-cell>
          <table:table-cell office:value-type="string" calcext:value-type="string">
            <text:p>Oechalię regno fidens Euritus – ab illo</text:p>
          </table:table-cell>
          <table:table-cell office:value-type="string" calcext:value-type="string">
            <text:p>marul01.croala754085.croala-lat2w:group.body.div.div2.l35.w1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uritus</text:p>
          </table:table-cell>
          <table:table-cell office:value-type="string" calcext:value-type="string">
            <text:p>Oechalię regno fidens Euritus – ab illo</text:p>
          </table:table-cell>
          <table:table-cell office:value-type="string" calcext:value-type="string">
            <text:p>marul01.croala754085.croala-lat2w:group.body.div.div2.l35.w4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Tragurinę</text:p>
          </table:table-cell>
          <table:table-cell office:value-type="string" calcext:value-type="string">
            <text:p>Supra portam urbis Tragurinę</text:p>
          </table:table-cell>
          <table:table-cell office:value-type="string" calcext:value-type="string">
            <text:p>marul01.croala754085.croala-lat2w:group.body.div.div5.head.w4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thlas</text:p>
          </table:table-cell>
          <table:table-cell office:value-type="string" calcext:value-type="string">
            <text:p>Cędat Athlas — prisco carmine clarus Athlas !</text:p>
          </table:table-cell>
          <table:table-cell office:value-type="string" calcext:value-type="string">
            <text:p>marul01.croala754085.croala-lat2w:group.body.div.div6.l2.w2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thlas</text:p>
          </table:table-cell>
          <table:table-cell office:value-type="string" calcext:value-type="string">
            <text:p>Cędat Athlas — prisco carmine clarus Athlas !</text:p>
          </table:table-cell>
          <table:table-cell office:value-type="string" calcext:value-type="string">
            <text:p>marul01.croala754085.croala-lat2w:group.body.div.div6.l2.w6</text:p>
          </table:table-cell>
          <table:table-cell office:value-type="float" office:value="7717" calcext:value-type="float">
            <text:p>7717</text:p>
          </table:table-cell>
        </table:table-row>
        <table:table-row table:style-name="ro3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riminea</text:p>
          </table:table-cell>
          <table:table-cell office:value-type="string" calcext:value-type="string">
            <text:p>Ad Ioannem Asclepianum poetam de eius Ariminea in qua Robertum Ariminensium ducem Latium Achillem appellat</text:p>
          </table:table-cell>
          <table:table-cell office:value-type="string" calcext:value-type="string">
            <text:p>marul01.croala754085.croala-lat2w:group.body.div.div1.head.w7</text:p>
          </table:table-cell>
          <table:table-cell office:value-type="float" office:value="8089" calcext:value-type="float">
            <text:p>8089</text:p>
          </table:table-cell>
        </table:table-row>
        <table:table-row table:style-name="ro3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riminensium</text:p>
          </table:table-cell>
          <table:table-cell office:value-type="string" calcext:value-type="string">
            <text:p>Ad Ioannem Asclepianum poetam de eius Ariminea in qua Robertum Ariminensium ducem Latium Achillem appellat</text:p>
          </table:table-cell>
          <table:table-cell office:value-type="string" calcext:value-type="string">
            <text:p>marul01.croala754085.croala-lat2w:group.body.div.div1.head.w11</text:p>
          </table:table-cell>
          <table:table-cell office:value-type="float" office:value="8106" calcext:value-type="float">
            <text:p>8106</text:p>
          </table:table-cell>
        </table:table-row>
        <table:table-row table:style-name="ro3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atium</text:p>
          </table:table-cell>
          <table:table-cell office:value-type="string" calcext:value-type="string">
            <text:p>Ad Ioannem Asclepianum poetam de eius Ariminea in qua Robertum Ariminensium ducem Latium Achillem appellat</text:p>
          </table:table-cell>
          <table:table-cell office:value-type="string" calcext:value-type="string">
            <text:p>marul01.croala754085.croala-lat2w:group.body.div.div1.head.w13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atiumque</text:p>
          </table:table-cell>
          <table:table-cell office:value-type="string" calcext:value-type="string">
            <text:p>Pyerios cantus Latiumque sonantia plectra</text:p>
          </table:table-cell>
          <table:table-cell office:value-type="string" calcext:value-type="string">
            <text:p>marul01.croala754085.croala-lat2w:group.body.div.div1.l1.w3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hlegreę</text:p>
          </table:table-cell>
          <table:table-cell office:value-type="string" calcext:value-type="string">
            <text:p>Sic , puto , Phlegreę referens certamina pugnę</text:p>
          </table:table-cell>
          <table:table-cell office:value-type="string" calcext:value-type="string">
            <text:p>marul01.croala754085.croala-lat2w:group.body.div.div1.l5.w3</text:p>
          </table:table-cell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inthius</text:p>
          </table:table-cell>
          <table:table-cell office:value-type="string" calcext:value-type="string">
            <text:p>Increpuit resonam Cinthius ipse lyram</text:p>
          </table:table-cell>
          <table:table-cell office:value-type="string" calcext:value-type="string">
            <text:p>marul01.croala754085.croala-lat2w:group.body.div.div1.l6.w3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niacum</text:p>
          </table:table-cell>
          <table:table-cell office:value-type="string" calcext:value-type="string">
            <text:p>Ad Franciscum Martiniacum</text:p>
          </table:table-cell>
          <table:table-cell office:value-type="string" calcext:value-type="string">
            <text:p>marul01.croala754085.croala-lat2w:group.body.div.div3.head.add.w3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Castaliis</text:p>
          </table:table-cell>
          <table:table-cell office:value-type="string" calcext:value-type="string">
            <text:p>Ter quoque Castaliis illa rigauit aquis .</text:p>
          </table:table-cell>
          <table:table-cell office:value-type="string" calcext:value-type="string">
            <text:p>marul01.croala754085.croala-lat2w:group.body.div.div3.l4.w3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iculo</text:p>
          </table:table-cell>
          <table:table-cell office:value-type="string" calcext:value-type="string">
            <text:p>Ędis iam Siculo carmina digna sene .</text:p>
          </table:table-cell>
          <table:table-cell office:value-type="string" calcext:value-type="string">
            <text:p>marul01.croala754085.croala-lat2w:group.body.div.div3.l6.w3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oniam</text:p>
          </table:table-cell>
          <table:table-cell office:value-type="string" calcext:value-type="string">
            <text:p>Aoniam flabis forsan et ipse tubam</text:p>
          </table:table-cell>
          <table:table-cell office:value-type="string" calcext:value-type="string">
            <text:p>marul01.croala754085.croala-lat2w:group.body.div.div3.l8.w1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roas</text:p>
          </table:table-cell>
          <table:table-cell office:value-type="string" calcext:value-type="string">
            <text:p>Qui profugos Troas , qui canit arma uirum .</text:p>
          </table:table-cell>
          <table:table-cell office:value-type="string" calcext:value-type="string">
            <text:p>marul01.croala754085.croala-lat2w:group.body.div.div3.l10.w3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niacum</text:p>
          </table:table-cell>
          <table:table-cell office:value-type="string" calcext:value-type="string">
            <text:p>Ad Hieronymum Martiniacum</text:p>
          </table:table-cell>
          <table:table-cell office:value-type="string" calcext:value-type="string">
            <text:p>marul01.croala754085.croala-lat2w:group.body.div.div4.head.add.w3</text:p>
          </table:table-cell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onię</text:p>
          </table:table-cell>
          <table:table-cell office:value-type="string" calcext:value-type="string">
            <text:p>Hieronyme , Aonię quanuis nouus incola siluę ,</text:p>
          </table:table-cell>
          <table:table-cell office:value-type="string" calcext:value-type="string">
            <text:p>marul01.croala754085.croala-lat2w:group.body.div.div4.l1.w2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am</text:p>
          </table:table-cell>
          <table:table-cell office:value-type="string" calcext:value-type="string">
            <text:p>Nam tua iam redolent Phoebeam carmina laurum</text:p>
          </table:table-cell>
          <table:table-cell office:value-type="string" calcext:value-type="string">
            <text:p>marul01.croala754085.croala-lat2w:group.body.div.div4.l3.w5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Icarię</text:p>
          </table:table-cell>
          <table:table-cell office:value-type="string" calcext:value-type="string">
            <text:p>Ne forte Icarię fabula dicar aquę .</text:p>
          </table:table-cell>
          <table:table-cell office:value-type="string" calcext:value-type="string">
            <text:p>marul01.croala754085.croala-lat2w:group.body.div.div4.l10.w3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ycio</text:p>
          </table:table-cell>
          <table:table-cell office:value-type="string" calcext:value-type="string">
            <text:p>Et solues Lycio debita uota deo ;</text:p>
          </table:table-cell>
          <table:table-cell office:value-type="string" calcext:value-type="string">
            <text:p>marul01.croala754085.croala-lat2w:group.body.div.div5.l4.w3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ierioque</text:p>
          </table:table-cell>
          <table:table-cell office:value-type="string" calcext:value-type="string">
            <text:p>Vatibus antiquis Pierioque choro .</text:p>
          </table:table-cell>
          <table:table-cell office:value-type="string" calcext:value-type="string">
            <text:p>marul01.croala754085.croala-lat2w:group.body.div.div6.l8.w3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onii</text:p>
          </table:table-cell>
          <table:table-cell office:value-type="string" calcext:value-type="string">
            <text:p>Aonii superes culmina summa iugi .</text:p>
          </table:table-cell>
          <table:table-cell office:value-type="string" calcext:value-type="string">
            <text:p>marul01.croala754085.croala-lat2w:group.body.div.div6.l10.w1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ierii</text:p>
          </table:table-cell>
          <table:table-cell office:value-type="string" calcext:value-type="string">
            <text:p>Vsque ad Pierii culmina , Chrance , iugi .</text:p>
          </table:table-cell>
          <table:table-cell office:value-type="string" calcext:value-type="string">
            <text:p>marul01.croala754085.croala-lat2w:group.body.div.div7.l6.w3</text:p>
          </table:table-cell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</text:p>
          </table:table-cell>
          <table:table-cell office:value-type="string" calcext:value-type="string">
            <text:p>Et lętus uatem suscipe , Phoebe , nouum .</text:p>
          </table:table-cell>
          <table:table-cell office:value-type="string" calcext:value-type="string">
            <text:p>marul01.croala754085.croala-lat2w:group.body.div.div8.l2.w5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harensem</text:p>
          </table:table-cell>
          <table:table-cell office:value-type="string" calcext:value-type="string">
            <text:p>Ad Caterinum poetam Pharensem</text:p>
          </table:table-cell>
          <table:table-cell office:value-type="string" calcext:value-type="string">
            <text:p>marul01.croala754085.croala-lat2w:group.body.div.div9.head.w4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inthius</text:p>
          </table:table-cell>
          <table:table-cell office:value-type="string" calcext:value-type="string">
            <text:p>Non negat argutam Cinthius ipse lyram .</text:p>
          </table:table-cell>
          <table:table-cell office:value-type="string" calcext:value-type="string">
            <text:p>marul01.croala754085.croala-lat2w:group.body.div.div9.l4.w4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Hybleis</text:p>
          </table:table-cell>
          <table:table-cell office:value-type="string" calcext:value-type="string">
            <text:p>Qualia ab Hybleis roscida mella fauis .</text:p>
          </table:table-cell>
          <table:table-cell office:value-type="string" calcext:value-type="string">
            <text:p>marul01.croala754085.croala-lat2w:group.body.div.div9.l6.w3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haros</text:p>
          </table:table-cell>
          <table:table-cell office:value-type="string" calcext:value-type="string">
            <text:p>Gaudeat ista quidem tua nobilis insula Pharos</text:p>
          </table:table-cell>
          <table:table-cell office:value-type="string" calcext:value-type="string">
            <text:p>marul01.croala754085.croala-lat2w:group.body.div.div9.l9.w7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Rhodope</text:p>
          </table:table-cell>
          <table:table-cell office:value-type="string" calcext:value-type="string">
            <text:p>Cantibus Orphei Rhodope lętetur et Hemus ,</text:p>
          </table:table-cell>
          <table:table-cell office:value-type="string" calcext:value-type="string">
            <text:p>marul01.croala754085.croala-lat2w:group.body.div.div12.l1.w3</text:p>
          </table:table-cell>
          <table:table-cell office:value-type="float" office:value="11969" calcext:value-type="float">
            <text:p>11969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Hemus</text:p>
          </table:table-cell>
          <table:table-cell office:value-type="string" calcext:value-type="string">
            <text:p>Cantibus Orphei Rhodope lętetur et Hemus ,</text:p>
          </table:table-cell>
          <table:table-cell office:value-type="string" calcext:value-type="string">
            <text:p>marul01.croala754085.croala-lat2w:group.body.div.div12.l1.w6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hebe</text:p>
          </table:table-cell>
          <table:table-cell office:value-type="string" calcext:value-type="string">
            <text:p>Thebe Amphioniam laudet ametque lyram ;</text:p>
          </table:table-cell>
          <table:table-cell office:value-type="string" calcext:value-type="string">
            <text:p>marul01.croala754085.croala-lat2w:group.body.div.div12.l2.w1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mphioniam</text:p>
          </table:table-cell>
          <table:table-cell office:value-type="string" calcext:value-type="string">
            <text:p>Thebe Amphioniam laudet ametque lyram ;</text:p>
          </table:table-cell>
          <table:table-cell office:value-type="string" calcext:value-type="string">
            <text:p>marul01.croala754085.croala-lat2w:group.body.div.div12.l2.w2</text:p>
          </table:table-cell>
          <table:table-cell office:value-type="float" office:value="11997" calcext:value-type="float">
            <text:p>1199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Metimna</text:p>
          </table:table-cell>
          <table:table-cell office:value-type="string" calcext:value-type="string">
            <text:p>Hoc Metimna super sydera cuncta ferat .</text:p>
          </table:table-cell>
          <table:table-cell office:value-type="string" calcext:value-type="string">
            <text:p>marul01.croala754085.croala-lat2w:group.body.div.div12.l4.w2</text:p>
          </table:table-cell>
          <table:table-cell office:value-type="float" office:value="12056" calcext:value-type="float">
            <text:p>1205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inę</text:p>
          </table:table-cell>
          <table:table-cell office:value-type="string" calcext:value-type="string">
            <text:p>Gloria non leuior Spalatinę contigit urbi :</text:p>
          </table:table-cell>
          <table:table-cell office:value-type="string" calcext:value-type="string">
            <text:p>marul01.croala754085.croala-lat2w:group.body.div.div12.l5.w4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ithias</text:p>
          </table:table-cell>
          <table:table-cell office:value-type="string" calcext:value-type="string">
            <text:p>Damonem Pithias qualiter ipse suum ,</text:p>
          </table:table-cell>
          <table:table-cell office:value-type="string" calcext:value-type="string">
            <text:p>marul01.croala754085.croala-lat2w:group.body.div.div14.l4.w2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s</text:p>
          </table:table-cell>
          <table:table-cell office:value-type="string" calcext:value-type="string">
            <text:p>Horrida sanguinei canerem nunc pręlia Martis</text:p>
          </table:table-cell>
          <table:table-cell office:value-type="string" calcext:value-type="string">
            <text:p>marul01.croala754085.croala-lat2w:group.body.div.div15.l3.w6</text:p>
          </table:table-cell>
          <table:table-cell office:value-type="float" office:value="12940" calcext:value-type="float">
            <text:p>1294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Nysę</text:p>
          </table:table-cell>
          <table:table-cell office:value-type="string" calcext:value-type="string">
            <text:p>Siue colit Nysę qui iuga celsa deus ,</text:p>
          </table:table-cell>
          <table:table-cell office:value-type="string" calcext:value-type="string">
            <text:p>marul01.croala754085.croala-lat2w:group.body.div.div15.l12.w3</text:p>
          </table:table-cell>
          <table:table-cell office:value-type="float" office:value="13199" calcext:value-type="float">
            <text:p>1319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a</text:p>
          </table:table-cell>
          <table:table-cell office:value-type="string" calcext:value-type="string">
            <text:p>Ipsaque Phoebea uerba sonanda lyra .</text:p>
          </table:table-cell>
          <table:table-cell office:value-type="string" calcext:value-type="string">
            <text:p>marul01.croala754085.croala-lat2w:group.body.div.div16.l4.w2</text:p>
          </table:table-cell>
          <table:table-cell office:value-type="float" office:value="13392" calcext:value-type="float">
            <text:p>1339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onię</text:p>
          </table:table-cell>
          <table:table-cell office:value-type="string" calcext:value-type="string">
            <text:p>Cingent Aonię lauro tua tempora Musę</text:p>
          </table:table-cell>
          <table:table-cell office:value-type="string" calcext:value-type="string">
            <text:p>marul01.croala754085.croala-lat2w:group.body.div.div16.l5.w2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3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Venetę</text:p>
          </table:table-cell>
          <table:table-cell office:value-type="string" calcext:value-type="string">
            <text:p>De uirtute animique pręstantia Dominici Manlipetri , Venetę classis pręfecti , cum Pisas obsedione liberauit iuuitque frumento</text:p>
          </table:table-cell>
          <table:table-cell office:value-type="string" calcext:value-type="string">
            <text:p>marul01.croala754085.croala-lat2w:group.body.div.div1.head.w7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3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isas</text:p>
          </table:table-cell>
          <table:table-cell office:value-type="string" calcext:value-type="string">
            <text:p>De uirtute animique pręstantia Dominici Manlipetri , Venetę classis pręfecti , cum Pisas obsedione liberauit iuuitque frumento</text:p>
          </table:table-cell>
          <table:table-cell office:value-type="string" calcext:value-type="string">
            <text:p>marul01.croala754085.croala-lat2w:group.body.div.div1.head.w11</text:p>
          </table:table-cell>
          <table:table-cell office:value-type="float" office:value="13688" calcext:value-type="float">
            <text:p>1368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isa</text:p>
          </table:table-cell>
          <table:table-cell office:value-type="string" calcext:value-type="string">
            <text:p>Pisa , Fluentinę quę multo tempore genti</text:p>
          </table:table-cell>
          <table:table-cell office:value-type="string" calcext:value-type="string">
            <text:p>marul01.croala754085.croala-lat2w:group.body.div.div1.l1.w1</text:p>
          </table:table-cell>
          <table:table-cell office:value-type="float" office:value="13711" calcext:value-type="float">
            <text:p>1371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Fluentinę</text:p>
          </table:table-cell>
          <table:table-cell office:value-type="string" calcext:value-type="string">
            <text:p>Pisa , Fluentinę quę multo tempore genti</text:p>
          </table:table-cell>
          <table:table-cell office:value-type="string" calcext:value-type="string">
            <text:p>marul01.croala754085.croala-lat2w:group.body.div.div1.l1.w2</text:p>
          </table:table-cell>
          <table:table-cell office:value-type="float" office:value="13719" calcext:value-type="float">
            <text:p>1371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um</text:p>
          </table:table-cell>
          <table:table-cell office:value-type="string" calcext:value-type="string">
            <text:p>Gaude ! Nam Venetum tibi parta potentibus armis</text:p>
          </table:table-cell>
          <table:table-cell office:value-type="string" calcext:value-type="string">
            <text:p>marul01.croala754085.croala-lat2w:group.body.div.div1.l3.w3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ndis</text:p>
          </table:table-cell>
          <table:table-cell office:value-type="string" calcext:value-type="string">
            <text:p>Libertas auro , gemmis quoque charior Indis</text:p>
          </table:table-cell>
          <table:table-cell office:value-type="string" calcext:value-type="string">
            <text:p>marul01.croala754085.croala-lat2w:group.body.div.div1.l5.w6</text:p>
          </table:table-cell>
          <table:table-cell office:value-type="float" office:value="13849" calcext:value-type="float">
            <text:p>1384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isa</text:p>
          </table:table-cell>
          <table:table-cell office:value-type="string" calcext:value-type="string">
            <text:p>Huic geminum debes ( nec fallor ) , Pisa , triumphum :</text:p>
          </table:table-cell>
          <table:table-cell office:value-type="string" calcext:value-type="string">
            <text:p>marul01.croala754085.croala-lat2w:group.body.div.div1.l17.w6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ermane</text:p>
          </table:table-cell>
          <table:table-cell office:value-type="string" calcext:value-type="string">
            <text:p>Quo , Cęsar Germane , ruis ?</text:p>
          </table:table-cell>
          <table:table-cell office:value-type="string" calcext:value-type="string">
            <text:p>marul01.croala754085.croala-lat2w:group.body.div.div2.sp1.l.w3</text:p>
          </table:table-cell>
          <table:table-cell office:value-type="float" office:value="14306" calcext:value-type="float">
            <text:p>1430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atina</text:p>
          </table:table-cell>
          <table:table-cell office:value-type="string" calcext:value-type="string">
            <text:p>Peto regna Latina .</text:p>
          </table:table-cell>
          <table:table-cell office:value-type="string" calcext:value-type="string">
            <text:p>marul01.croala754085.croala-lat2w:group.body.div.div2.sp2.l.w3</text:p>
          </table:table-cell>
          <table:table-cell office:value-type="float" office:value="14345" calcext:value-type="float">
            <text:p>1434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os</text:p>
          </table:table-cell>
          <table:table-cell office:value-type="string" calcext:value-type="string">
            <text:p>Vade , sed in Venetos arma mouere caue .</text:p>
          </table:table-cell>
          <table:table-cell office:value-type="string" calcext:value-type="string">
            <text:p>marul01.croala754085.croala-lat2w:group.body.div.div2.sp3.l.w4</text:p>
          </table:table-cell>
          <table:table-cell office:value-type="float" office:value="14383" calcext:value-type="float">
            <text:p>1438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Hiberi</text:p>
          </table:table-cell>
          <table:table-cell office:value-type="string" calcext:value-type="string">
            <text:p>Toracis tegmen Hiberi</text:p>
          </table:table-cell>
          <table:table-cell office:value-type="string" calcext:value-type="string">
            <text:p>marul01.croala754085.croala-lat2w:group.body.div.div2.sp5.l1.w3</text:p>
          </table:table-cell>
          <table:table-cell office:value-type="float" office:value="14462" calcext:value-type="float">
            <text:p>1446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alli</text:p>
          </table:table-cell>
          <table:table-cell office:value-type="string" calcext:value-type="string">
            <text:p>Et Galli cristas pignus amoris habent .</text:p>
          </table:table-cell>
          <table:table-cell office:value-type="string" calcext:value-type="string">
            <text:p>marul01.croala754085.croala-lat2w:group.body.div.div2.sp5.l2.w2</text:p>
          </table:table-cell>
          <table:table-cell office:value-type="float" office:value="14473" calcext:value-type="float">
            <text:p>14473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Tiberinę</text:p>
          </table:table-cell>
          <table:table-cell office:value-type="string" calcext:value-type="string">
            <text:p>Ast mecum est pręsul Tiberinę Iulius urbis .</text:p>
          </table:table-cell>
          <table:table-cell office:value-type="string" calcext:value-type="string">
            <text:p>marul01.croala754085.croala-lat2w:group.body.div.div2.sp6.l.w5</text:p>
          </table:table-cell>
          <table:table-cell office:value-type="float" office:value="14528" calcext:value-type="float">
            <text:p>1452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is</text:p>
          </table:table-cell>
          <table:table-cell office:value-type="string" calcext:value-type="string">
            <text:p>Huic fidis , Venetis qui dedit ipse togam ?</text:p>
          </table:table-cell>
          <table:table-cell office:value-type="string" calcext:value-type="string">
            <text:p>marul01.croala754085.croala-lat2w:group.body.div.div2.sp7.l.w3</text:p>
          </table:table-cell>
          <table:table-cell office:value-type="float" office:value="14570" calcext:value-type="float">
            <text:p>1457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e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2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e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4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Florentino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6</text:p>
          </table:table-cell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um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8</text:p>
          </table:table-cell>
          <table:table-cell office:value-type="float" office:value="14786" calcext:value-type="float">
            <text:p>1478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em</text:p>
          </table:table-cell>
          <table:table-cell office:value-type="string" calcext:value-type="string">
            <text:p>Ipse Deus Medicem clarum pietate fideque</text:p>
          </table:table-cell>
          <table:table-cell office:value-type="string" calcext:value-type="string">
            <text:p>marul01.croala754085.croala-lat2w:group.body.div.div3.l1.w3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</text:p>
          </table:table-cell>
          <table:table-cell office:value-type="string" calcext:value-type="string">
            <text:p>» Tu decimus posthac , tu Leo dictus eris !</text:p>
          </table:table-cell>
          <table:table-cell office:value-type="string" calcext:value-type="string">
            <text:p>marul01.croala754085.croala-lat2w:group.body.div.div3.sp.l1.w5</text:p>
          </table:table-cell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es</text:p>
          </table:table-cell>
          <table:table-cell office:value-type="string" calcext:value-type="string">
            <text:p>Gaude igitur , Medices , tibi conuenit ampla potestas :</text:p>
          </table:table-cell>
          <table:table-cell office:value-type="string" calcext:value-type="string">
            <text:p>marul01.croala754085.croala-lat2w:group.body.div.div3.l4.w3</text:p>
          </table:table-cell>
          <table:table-cell office:value-type="float" office:value="14993" calcext:value-type="float">
            <text:p>149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em</text:p>
          </table:table-cell>
          <table:table-cell office:value-type="string" calcext:value-type="string">
            <text:p>In Medicem Leonem X . Pontificem Maximum</text:p>
          </table:table-cell>
          <table:table-cell office:value-type="string" calcext:value-type="string">
            <text:p>marul01.croala754085.croala-lat2w:group.body.div.div4.head.w2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em</text:p>
          </table:table-cell>
          <table:table-cell office:value-type="string" calcext:value-type="string">
            <text:p>In Medicem Leonem X . Pontificem Maximum</text:p>
          </table:table-cell>
          <table:table-cell office:value-type="string" calcext:value-type="string">
            <text:p>marul01.croala754085.croala-lat2w:group.body.div.div4.head.w3</text:p>
          </table:table-cell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em</text:p>
          </table:table-cell>
          <table:table-cell office:value-type="string" calcext:value-type="string">
            <text:p>In Medicem Leonem X . Pontificem Maximum</text:p>
          </table:table-cell>
          <table:table-cell office:value-type="string" calcext:value-type="string">
            <text:p>marul01.croala754085.croala-lat2w:group.body.div.div4.head.w5</text:p>
          </table:table-cell>
          <table:table-cell office:value-type="float" office:value="15077" calcext:value-type="float">
            <text:p>1507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ę</text:p>
          </table:table-cell>
          <table:table-cell office:value-type="string" calcext:value-type="string">
            <text:p>Successit Medicę Leo proles inclyta gentis</text:p>
          </table:table-cell>
          <table:table-cell office:value-type="string" calcext:value-type="string">
            <text:p>marul01.croala754085.croala-lat2w:group.body.div.div4.l7.w2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</text:p>
          </table:table-cell>
          <table:table-cell office:value-type="string" calcext:value-type="string">
            <text:p>Successit Medicę Leo proles inclyta gentis</text:p>
          </table:table-cell>
          <table:table-cell office:value-type="string" calcext:value-type="string">
            <text:p>marul01.croala754085.croala-lat2w:group.body.div.div4.l7.w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Italo</text:p>
          </table:table-cell>
          <table:table-cell office:value-type="string" calcext:value-type="string">
            <text:p>Ergo Italo Mauors quę uulnera contulit orbi</text:p>
          </table:table-cell>
          <table:table-cell office:value-type="string" calcext:value-type="string">
            <text:p>marul01.croala754085.croala-lat2w:group.body.div.div4.l11.w2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uors</text:p>
          </table:table-cell>
          <table:table-cell office:value-type="string" calcext:value-type="string">
            <text:p>Ergo Italo Mauors quę uulnera contulit orbi</text:p>
          </table:table-cell>
          <table:table-cell office:value-type="string" calcext:value-type="string">
            <text:p>marul01.croala754085.croala-lat2w:group.body.div.div4.l11.w3</text:p>
          </table:table-cell>
          <table:table-cell office:value-type="float" office:value="15368" calcext:value-type="float">
            <text:p>1536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i</text:p>
          </table:table-cell>
          <table:table-cell office:value-type="string" calcext:value-type="string">
            <text:p>Sanabit Medici cura benigna patris .</text:p>
          </table:table-cell>
          <table:table-cell office:value-type="string" calcext:value-type="string">
            <text:p>marul01.croala754085.croala-lat2w:group.body.div.div4.l12.w2</text:p>
          </table:table-cell>
          <table:table-cell office:value-type="float" office:value="15395" calcext:value-type="float">
            <text:p>1539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e</text:p>
          </table:table-cell>
          <table:table-cell office:value-type="string" calcext:value-type="string">
            <text:p>Pro sanctissimo patre Leone X . Pontifice Maximo oratio</text:p>
          </table:table-cell>
          <table:table-cell office:value-type="string" calcext:value-type="string">
            <text:p>marul01.croala754085.croala-lat2w:group.body.div.div5.head.w4</text:p>
          </table:table-cell>
          <table:table-cell office:value-type="float" office:value="15434" calcext:value-type="float">
            <text:p>1543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e</text:p>
          </table:table-cell>
          <table:table-cell office:value-type="string" calcext:value-type="string">
            <text:p>Pro sanctissimo patre Leone X . Pontifice Maximo oratio</text:p>
          </table:table-cell>
          <table:table-cell office:value-type="string" calcext:value-type="string">
            <text:p>marul01.croala754085.croala-lat2w:group.body.div.div5.head.w6</text:p>
          </table:table-cell>
          <table:table-cell office:value-type="float" office:value="15446" calcext:value-type="float">
            <text:p>1544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i</text:p>
          </table:table-cell>
          <table:table-cell office:value-type="string" calcext:value-type="string">
            <text:p>Pontifici da , Christe , tuo quę posco Leoni :</text:p>
          </table:table-cell>
          <table:table-cell office:value-type="string" calcext:value-type="string">
            <text:p>marul01.croala754085.croala-lat2w:group.body.div.div5.l1.w1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i</text:p>
          </table:table-cell>
          <table:table-cell office:value-type="string" calcext:value-type="string">
            <text:p>Pontifici da , Christe , tuo quę posco Leoni :</text:p>
          </table:table-cell>
          <table:table-cell office:value-type="string" calcext:value-type="string">
            <text:p>marul01.croala754085.croala-lat2w:group.body.div.div5.l1.w7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s</text:p>
          </table:table-cell>
          <table:table-cell office:value-type="string" calcext:value-type="string">
            <text:p>Illo autore feri tollantur pręlia Martis</text:p>
          </table:table-cell>
          <table:table-cell office:value-type="string" calcext:value-type="string">
            <text:p>marul01.croala754085.croala-lat2w:group.body.div.div5.l7.w6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i</text:p>
          </table:table-cell>
          <table:table-cell office:value-type="string" calcext:value-type="string">
            <text:p>Talia si dederis , non soli , Christe , Leoni ,</text:p>
          </table:table-cell>
          <table:table-cell office:value-type="string" calcext:value-type="string">
            <text:p>marul01.croala754085.croala-lat2w:group.body.div.div5.l13.w7</text:p>
          </table:table-cell>
          <table:table-cell office:value-type="float" office:value="15869" calcext:value-type="float">
            <text:p>1586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driano</text:p>
          </table:table-cell>
          <table:table-cell office:value-type="string" calcext:value-type="string">
            <text:p>Pro Adriano VI . Pontifice Maximo ad Christum oratio</text:p>
          </table:table-cell>
          <table:table-cell office:value-type="string" calcext:value-type="string">
            <text:p>marul01.croala754085.croala-lat2w:group.body.div.div6.head.w2</text:p>
          </table:table-cell>
          <table:table-cell office:value-type="float" office:value="15982" calcext:value-type="float">
            <text:p>1598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e</text:p>
          </table:table-cell>
          <table:table-cell office:value-type="string" calcext:value-type="string">
            <text:p>Pro Adriano VI . Pontifice Maximo ad Christum oratio</text:p>
          </table:table-cell>
          <table:table-cell office:value-type="string" calcext:value-type="string">
            <text:p>marul01.croala754085.croala-lat2w:group.body.div.div6.head.w4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i</text:p>
          </table:table-cell>
          <table:table-cell office:value-type="string" calcext:value-type="string">
            <text:p>Pontifici da , Christe , tuo quę posco Adriano :</text:p>
          </table:table-cell>
          <table:table-cell office:value-type="string" calcext:value-type="string">
            <text:p>marul01.croala754085.croala-lat2w:group.body.div.div6.l1.w1</text:p>
          </table:table-cell>
          <table:table-cell office:value-type="float" office:value="16017" calcext:value-type="float">
            <text:p>1601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driano</text:p>
          </table:table-cell>
          <table:table-cell office:value-type="string" calcext:value-type="string">
            <text:p>Pontifici da , Christe , tuo quę posco Adriano :</text:p>
          </table:table-cell>
          <table:table-cell office:value-type="string" calcext:value-type="string">
            <text:p>marul01.croala754085.croala-lat2w:group.body.div.div6.l1.w7</text:p>
          </table:table-cell>
          <table:table-cell office:value-type="float" office:value="16048" calcext:value-type="float">
            <text:p>1604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s</text:p>
          </table:table-cell>
          <table:table-cell office:value-type="string" calcext:value-type="string">
            <text:p>Illo autore feri tollantur pręlia Martis</text:p>
          </table:table-cell>
          <table:table-cell office:value-type="string" calcext:value-type="string">
            <text:p>marul01.croala754085.croala-lat2w:group.body.div.div6.l7.w6</text:p>
          </table:table-cell>
          <table:table-cell office:value-type="float" office:value="16244" calcext:value-type="float">
            <text:p>1624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driano</text:p>
          </table:table-cell>
          <table:table-cell office:value-type="string" calcext:value-type="string">
            <text:p>Talia si dederis , non soli , Christe , Adriano ,</text:p>
          </table:table-cell>
          <table:table-cell office:value-type="string" calcext:value-type="string">
            <text:p>marul01.croala754085.croala-lat2w:group.body.div.div6.l13.w7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Gallis</text:p>
          </table:table-cell>
          <table:table-cell office:value-type="string" calcext:value-type="string">
            <text:p>De Gallis et Hispanis inter se bellantibus</text:p>
          </table:table-cell>
          <table:table-cell office:value-type="string" calcext:value-type="string">
            <text:p>marul01.croala754085.croala-lat2w:group.body.div.div7.head.w2</text:p>
          </table:table-cell>
          <table:table-cell office:value-type="float" office:value="16536" calcext:value-type="float">
            <text:p>1653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ispanis</text:p>
          </table:table-cell>
          <table:table-cell office:value-type="string" calcext:value-type="string">
            <text:p>De Gallis et Hispanis inter se bellantibus</text:p>
          </table:table-cell>
          <table:table-cell office:value-type="string" calcext:value-type="string">
            <text:p>marul01.croala754085.croala-lat2w:group.body.div.div7.head.w4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Gallus</text:p>
          </table:table-cell>
          <table:table-cell office:value-type="string" calcext:value-type="string">
            <text:p>Gallus et Hispanus bella cruenta gerunt .</text:p>
          </table:table-cell>
          <table:table-cell office:value-type="string" calcext:value-type="string">
            <text:p>marul01.croala754085.croala-lat2w:group.body.div.div7.l2.w1</text:p>
          </table:table-cell>
          <table:table-cell office:value-type="float" office:value="16590" calcext:value-type="float">
            <text:p>1659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ispanus</text:p>
          </table:table-cell>
          <table:table-cell office:value-type="string" calcext:value-type="string">
            <text:p>Gallus et Hispanus bella cruenta gerunt .</text:p>
          </table:table-cell>
          <table:table-cell office:value-type="string" calcext:value-type="string">
            <text:p>marul01.croala754085.croala-lat2w:group.body.div.div7.l2.w3</text:p>
          </table:table-cell>
          <table:table-cell office:value-type="float" office:value="16599" calcext:value-type="float">
            <text:p>1659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s</text:p>
          </table:table-cell>
          <table:table-cell office:value-type="string" calcext:value-type="string">
            <text:p>Inter se Martis dum fera bella cient .</text:p>
          </table:table-cell>
          <table:table-cell office:value-type="string" calcext:value-type="string">
            <text:p>marul01.croala754085.croala-lat2w:group.body.div.div8.l6.w3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a</text:p>
          </table:table-cell>
          <table:table-cell office:value-type="string" calcext:value-type="string">
            <text:p>Phoebea fient uera magis tripode !</text:p>
          </table:table-cell>
          <table:table-cell office:value-type="string" calcext:value-type="string">
            <text:p>marul01.croala754085.croala-lat2w:group.body.div.div8.l12.w1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palati</text:p>
          </table:table-cell>
          <table:table-cell office:value-type="string" calcext:value-type="string">
            <text:p>Domino Ioanni Baptistę de Molino Spalati prętori bene merito</text:p>
          </table:table-cell>
          <table:table-cell office:value-type="string" calcext:value-type="string">
            <text:p>marul01.croala754085.croala-lat2w:group.body.div.div9.head.w6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3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orum</text:p>
          </table:table-cell>
          <table:table-cell office:value-type="string" calcext:value-type="string">
            <text:p>Ad inclytum uirum Andream Grittum Venetorum principem bene meritum nuperrime creatum</text:p>
          </table:table-cell>
          <table:table-cell office:value-type="string" calcext:value-type="string">
            <text:p>marul01.croala754085.croala-lat2w:group.body.div.div10.head.w6</text:p>
          </table:table-cell>
          <table:table-cell office:value-type="float" office:value="17628" calcext:value-type="float">
            <text:p>1762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ę</text:p>
          </table:table-cell>
          <table:table-cell office:value-type="string" calcext:value-type="string">
            <text:p>Vt pręsis Venetę prospiciasque rei .</text:p>
          </table:table-cell>
          <table:table-cell office:value-type="string" calcext:value-type="string">
            <text:p>marul01.croala754085.croala-lat2w:group.body.div.div10.l4.w3</text:p>
          </table:table-cell>
          <table:table-cell office:value-type="float" office:value="17749" calcext:value-type="float">
            <text:p>1774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arthenopeius</text:p>
          </table:table-cell>
          <table:table-cell office:value-type="string" calcext:value-type="string">
            <text:p>Si qua fides uatum , formosus Parthenopeius ,</text:p>
          </table:table-cell>
          <table:table-cell office:value-type="string" calcext:value-type="string">
            <text:p>marul01.croala754085.croala-lat2w:group.body.div.div11.l1.w6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tacensis</text:p>
          </table:table-cell>
          <table:table-cell office:value-type="string" calcext:value-type="string">
            <text:p>Prouidus ingenio dux Itacensis erat .</text:p>
          </table:table-cell>
          <table:table-cell office:value-type="string" calcext:value-type="string">
            <text:p>marul01.croala754085.croala-lat2w:group.body.div.div11.l2.w4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i</text:p>
          </table:table-cell>
          <table:table-cell office:value-type="string" calcext:value-type="string">
            <text:p>Nam Veneti imperii summa est in sede locatus</text:p>
          </table:table-cell>
          <table:table-cell office:value-type="string" calcext:value-type="string">
            <text:p>marul01.croala754085.croala-lat2w:group.body.div.div11.l13.w2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orum</text:p>
          </table:table-cell>
          <table:table-cell office:value-type="string" calcext:value-type="string">
            <text:p>Quod omnia prospera sperare liceat Andrea Gritto Venetorum principe</text:p>
          </table:table-cell>
          <table:table-cell office:value-type="string" calcext:value-type="string">
            <text:p>marul01.croala754085.croala-lat2w:group.body.div.div12.head.w8</text:p>
          </table:table-cell>
          <table:table-cell office:value-type="float" office:value="18465" calcext:value-type="float">
            <text:p>1846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is</text:p>
          </table:table-cell>
          <table:table-cell office:value-type="string" calcext:value-type="string">
            <text:p>Spirabit faciles Venetis pater Eolus auras</text:p>
          </table:table-cell>
          <table:table-cell office:value-type="string" calcext:value-type="string">
            <text:p>marul01.croala754085.croala-lat2w:group.body.div.div12.l1.w3</text:p>
          </table:table-cell>
          <table:table-cell office:value-type="float" office:value="18484" calcext:value-type="float">
            <text:p>1848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olus</text:p>
          </table:table-cell>
          <table:table-cell office:value-type="string" calcext:value-type="string">
            <text:p>Spirabit faciles Venetis pater Eolus auras</text:p>
          </table:table-cell>
          <table:table-cell office:value-type="string" calcext:value-type="string">
            <text:p>marul01.croala754085.croala-lat2w:group.body.div.div12.l1.w5</text:p>
          </table:table-cell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um</text:p>
          </table:table-cell>
          <table:table-cell office:value-type="string" calcext:value-type="string">
            <text:p>Et Venetum domitus uiribus orbis erit .</text:p>
          </table:table-cell>
          <table:table-cell office:value-type="string" calcext:value-type="string">
            <text:p>marul01.croala754085.croala-lat2w:group.body.div.div12.l8.w2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lympi</text:p>
          </table:table-cell>
          <table:table-cell office:value-type="string" calcext:value-type="string">
            <text:p>Annuet his magni magnus regnator Olympi</text:p>
          </table:table-cell>
          <table:table-cell office:value-type="string" calcext:value-type="string">
            <text:p>marul01.croala754085.croala-lat2w:group.body.div.div12.l9.w6</text:p>
          </table:table-cell>
          <table:table-cell office:value-type="float" office:value="18710" calcext:value-type="float">
            <text:p>18710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Nil</text:p>
          </table:table-cell>
          <table:table-cell office:value-type="string" calcext:value-type="string">
            <text:p>Nil non sperandum est Andrea principe Gritto ,</text:p>
          </table:table-cell>
          <table:table-cell office:value-type="string" calcext:value-type="string">
            <text:p>marul01.croala754085.croala-lat2w:group.body.div.div12.l11.w1</text:p>
          </table:table-cell>
          <table:table-cell office:value-type="float" office:value="18756" calcext:value-type="float">
            <text:p>187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em</text:p>
          </table:table-cell>
          <table:table-cell office:value-type="string" calcext:value-type="string">
            <text:p>Ad Clementem VII . Pontificem Maximum</text:p>
          </table:table-cell>
          <table:table-cell office:value-type="string" calcext:value-type="string">
            <text:p>marul01.croala754085.croala-lat2w:group.body.div.div13.head.w4</text:p>
          </table:table-cell>
          <table:table-cell office:value-type="float" office:value="18839" calcext:value-type="float">
            <text:p>1883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es</text:p>
          </table:table-cell>
          <table:table-cell office:value-type="string" calcext:value-type="string">
            <text:p>Pontifices magnos modico discrimine binos</text:p>
          </table:table-cell>
          <table:table-cell office:value-type="string" calcext:value-type="string">
            <text:p>marul01.croala754085.croala-lat2w:group.body.div.div13.l1.w1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um</text:p>
          </table:table-cell>
          <table:table-cell office:value-type="string" calcext:value-type="string">
            <text:p>Vna domus Medicum tanto lętatur honore</text:p>
          </table:table-cell>
          <table:table-cell office:value-type="string" calcext:value-type="string">
            <text:p>marul01.croala754085.croala-lat2w:group.body.div.div13.l3.w3</text:p>
          </table:table-cell>
          <table:table-cell office:value-type="float" office:value="18910" calcext:value-type="float">
            <text:p>1891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Fluentinos</text:p>
          </table:table-cell>
          <table:table-cell office:value-type="string" calcext:value-type="string">
            <text:p>Prima Fluentinos inter habenda uiros .</text:p>
          </table:table-cell>
          <table:table-cell office:value-type="string" calcext:value-type="string">
            <text:p>marul01.croala754085.croala-lat2w:group.body.div.div13.l4.w2</text:p>
          </table:table-cell>
          <table:table-cell office:value-type="float" office:value="18933" calcext:value-type="float">
            <text:p>1893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um</text:p>
          </table:table-cell>
          <table:table-cell office:value-type="string" calcext:value-type="string">
            <text:p>Est et in hoc Medicum nobis uenerabile nomen</text:p>
          </table:table-cell>
          <table:table-cell office:value-type="string" calcext:value-type="string">
            <text:p>marul01.croala754085.croala-lat2w:group.body.div.div13.l5.w5</text:p>
          </table:table-cell>
          <table:table-cell office:value-type="float" office:value="18971" calcext:value-type="float">
            <text:p>1897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es</text:p>
          </table:table-cell>
          <table:table-cell office:value-type="string" calcext:value-type="string">
            <text:p>Scilicet ut Medices pręstet medicamina plagis</text:p>
          </table:table-cell>
          <table:table-cell office:value-type="string" calcext:value-type="string">
            <text:p>marul01.croala754085.croala-lat2w:group.body.div.div13.l7.w3</text:p>
          </table:table-cell>
          <table:table-cell office:value-type="float" office:value="19027" calcext:value-type="float">
            <text:p>1902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um</text:p>
          </table:table-cell>
          <table:table-cell office:value-type="string" calcext:value-type="string">
            <text:p>Nequaquam Medicum gens erit una satis .</text:p>
          </table:table-cell>
          <table:table-cell office:value-type="string" calcext:value-type="string">
            <text:p>marul01.croala754085.croala-lat2w:group.body.div.div13.l10.w2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edices</text:p>
          </table:table-cell>
          <table:table-cell office:value-type="string" calcext:value-type="string">
            <text:p>Et tanto , o Medices , obuius ire malo ,</text:p>
          </table:table-cell>
          <table:table-cell office:value-type="string" calcext:value-type="string">
            <text:p>marul01.croala754085.croala-lat2w:group.body.div.div13.l12.w4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urcarum</text:p>
          </table:table-cell>
          <table:table-cell office:value-type="string" calcext:value-type="string">
            <text:p>Turcarum ut ualidas frangere possit opes .</text:p>
          </table:table-cell>
          <table:table-cell office:value-type="string" calcext:value-type="string">
            <text:p>marul01.croala754085.croala-lat2w:group.body.div.div13.l14.w1</text:p>
          </table:table-cell>
          <table:table-cell office:value-type="float" office:value="19231" calcext:value-type="float">
            <text:p>1923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onias</text:p>
          </table:table-cell>
          <table:table-cell office:value-type="string" calcext:value-type="string">
            <text:p>Pamphagus Aonias iussit adesse deas .</text:p>
          </table:table-cell>
          <table:table-cell office:value-type="string" calcext:value-type="string">
            <text:p>marul01.croala754085.croala-lat2w:group.body.div.div1.l2.w2</text:p>
          </table:table-cell>
          <table:table-cell office:value-type="float" office:value="19866" calcext:value-type="float">
            <text:p>1986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ieris</text:p>
          </table:table-cell>
          <table:table-cell office:value-type="string" calcext:value-type="string">
            <text:p>Sed neque sic pranso Pieris ulla fauet .</text:p>
          </table:table-cell>
          <table:table-cell office:value-type="string" calcext:value-type="string">
            <text:p>marul01.croala754085.croala-lat2w:group.body.div.div1.l6.w5</text:p>
          </table:table-cell>
          <table:table-cell office:value-type="float" office:value="19984" calcext:value-type="float">
            <text:p>1998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Heliconis</text:p>
          </table:table-cell>
          <table:table-cell office:value-type="string" calcext:value-type="string">
            <text:p>Quid Phoebum Musasque uocas Heliconis ab antro</text:p>
          </table:table-cell>
          <table:table-cell office:value-type="string" calcext:value-type="string">
            <text:p>marul01.croala754085.croala-lat2w:group.body.div.div4.l1.w5</text:p>
          </table:table-cell>
          <table:table-cell office:value-type="float" office:value="20283" calcext:value-type="float">
            <text:p>2028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empe</text:p>
          </table:table-cell>
          <table:table-cell office:value-type="string" calcext:value-type="string">
            <text:p>Hęc illis iocunda domus : non Tempe lacusque</text:p>
          </table:table-cell>
          <table:table-cell office:value-type="string" calcext:value-type="string">
            <text:p>marul01.croala754085.croala-lat2w:group.body.div.div4.l5.w6</text:p>
          </table:table-cell>
          <table:table-cell office:value-type="float" office:value="20408" calcext:value-type="float">
            <text:p>2040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Vulcanum</text:p>
          </table:table-cell>
          <table:table-cell office:value-type="string" calcext:value-type="string">
            <text:p>At tu Vulcanum pete Neptunumque madentem</text:p>
          </table:table-cell>
          <table:table-cell office:value-type="string" calcext:value-type="string">
            <text:p>marul01.croala754085.croala-lat2w:group.body.div.div4.l7.w3</text:p>
          </table:table-cell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Ęthiopes</text:p>
          </table:table-cell>
          <table:table-cell office:value-type="string" calcext:value-type="string">
            <text:p>Ęthiopes cignos , nanos uocat Ila Cyclopas .</text:p>
          </table:table-cell>
          <table:table-cell office:value-type="string" calcext:value-type="string">
            <text:p>marul01.croala754085.croala-lat2w:group.body.div.div7.l1.w1</text:p>
          </table:table-cell>
          <table:table-cell office:value-type="float" office:value="20794" calcext:value-type="float">
            <text:p>2079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llyricum</text:p>
          </table:table-cell>
          <table:table-cell office:value-type="string" calcext:value-type="string">
            <text:p>Ad Bartholum Illyricum</text:p>
          </table:table-cell>
          <table:table-cell office:value-type="string" calcext:value-type="string">
            <text:p>marul01.croala754085.croala-lat2w:group.body.div.div13.head.w3</text:p>
          </table:table-cell>
          <table:table-cell office:value-type="float" office:value="21737" calcext:value-type="float">
            <text:p>2173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allica</text:p>
          </table:table-cell>
          <table:table-cell office:value-type="string" calcext:value-type="string">
            <text:p>Gallica te uestis designat , Barthole , Gallum ;</text:p>
          </table:table-cell>
          <table:table-cell office:value-type="string" calcext:value-type="string">
            <text:p>marul01.croala754085.croala-lat2w:group.body.div.div13.l1.w1</text:p>
          </table:table-cell>
          <table:table-cell office:value-type="float" office:value="21744" calcext:value-type="float">
            <text:p>2174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Gallum</text:p>
          </table:table-cell>
          <table:table-cell office:value-type="string" calcext:value-type="string">
            <text:p>Gallica te uestis designat , Barthole , Gallum ;</text:p>
          </table:table-cell>
          <table:table-cell office:value-type="string" calcext:value-type="string">
            <text:p>marul01.croala754085.croala-lat2w:group.body.div.div13.l1.w6</text:p>
          </table:table-cell>
          <table:table-cell office:value-type="float" office:value="21771" calcext:value-type="float">
            <text:p>2177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llyricum</text:p>
          </table:table-cell>
          <table:table-cell office:value-type="string" calcext:value-type="string">
            <text:p>Lingua sed Illyricum te genus esse docet .</text:p>
          </table:table-cell>
          <table:table-cell office:value-type="string" calcext:value-type="string">
            <text:p>marul01.croala754085.croala-lat2w:group.body.div.div13.l2.w3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Lybici</text:p>
          </table:table-cell>
          <table:table-cell office:value-type="string" calcext:value-type="string">
            <text:p>Et quot sunt Lybici maris lapilli</text:p>
          </table:table-cell>
          <table:table-cell office:value-type="string" calcext:value-type="string">
            <text:p>marul01.croala754085.croala-lat2w:group.body.div.div14.l6.w4</text:p>
          </table:table-cell>
          <table:table-cell office:value-type="float" office:value="22051" calcext:value-type="float">
            <text:p>2205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Nestoreos</text:p>
          </table:table-cell>
          <table:table-cell office:value-type="string" calcext:value-type="string">
            <text:p>Atque » O , Nestoreos uiuito , Marce , dies ! «</text:p>
          </table:table-cell>
          <table:table-cell office:value-type="string" calcext:value-type="string">
            <text:p>marul01.croala754085.croala-lat2w:group.body.div.div18.l2.w3</text:p>
          </table:table-cell>
          <table:table-cell office:value-type="float" office:value="22651" calcext:value-type="float">
            <text:p>2265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ensem</text:p>
          </table:table-cell>
          <table:table-cell office:value-type="string" calcext:value-type="string">
            <text:p>In Dominum Bartholomeum Aueroldum , episcopum Spalatensem</text:p>
          </table:table-cell>
          <table:table-cell office:value-type="string" calcext:value-type="string">
            <text:p>marul01.croala754085.croala-lat2w:group.body.div.div22.head.w6</text:p>
          </table:table-cell>
          <table:table-cell office:value-type="float" office:value="23155" calcext:value-type="float">
            <text:p>2315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ersiusque</text:p>
          </table:table-cell>
          <table:table-cell office:value-type="string" calcext:value-type="string">
            <text:p>Olim Petroniusque Persiusque ,</text:p>
          </table:table-cell>
          <table:table-cell office:value-type="string" calcext:value-type="string">
            <text:p>marul01.croala754085.croala-lat2w:group.body.div.div23.l2.w3</text:p>
          </table:table-cell>
          <table:table-cell office:value-type="float" office:value="23268" calcext:value-type="float">
            <text:p>2326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quinas</text:p>
          </table:table-cell>
          <table:table-cell office:value-type="string" calcext:value-type="string">
            <text:p>Atque olim Iuuenalis ipse Aquinas</text:p>
          </table:table-cell>
          <table:table-cell office:value-type="string" calcext:value-type="string">
            <text:p>marul01.croala754085.croala-lat2w:group.body.div.div23.l3.w5</text:p>
          </table:table-cell>
          <table:table-cell office:value-type="float" office:value="23294" calcext:value-type="float">
            <text:p>2329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yrrheo</text:p>
          </table:table-cell>
          <table:table-cell office:value-type="string" calcext:value-type="string">
            <text:p>Cędite Cyrrheo nascentes uertice lauri</text:p>
          </table:table-cell>
          <table:table-cell office:value-type="string" calcext:value-type="string">
            <text:p>marul01.croala754085.croala-lat2w:group.body.div.div24.l1.w2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Castalios</text:p>
          </table:table-cell>
          <table:table-cell office:value-type="string" calcext:value-type="string">
            <text:p>Et prope Castalios iam sedet illa lacus .</text:p>
          </table:table-cell>
          <table:table-cell office:value-type="string" calcext:value-type="string">
            <text:p>marul01.croala754085.croala-lat2w:group.body.div.div24.l6.w3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Aonias</text:p>
          </table:table-cell>
          <table:table-cell office:value-type="string" calcext:value-type="string">
            <text:p>Et capit Aonias tam noua forma deas .</text:p>
          </table:table-cell>
          <table:table-cell office:value-type="string" calcext:value-type="string">
            <text:p>marul01.croala754085.croala-lat2w:group.body.div.div24.l8.w3</text:p>
          </table:table-cell>
          <table:table-cell office:value-type="float" office:value="23599" calcext:value-type="float">
            <text:p>2359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Thalia</text:p>
          </table:table-cell>
          <table:table-cell office:value-type="string" calcext:value-type="string">
            <text:p>Et recinet dulci nostra Thalia sono ,</text:p>
          </table:table-cell>
          <table:table-cell office:value-type="string" calcext:value-type="string">
            <text:p>marul01.croala754085.croala-lat2w:group.body.div.div24.l10.w5</text:p>
          </table:table-cell>
          <table:table-cell office:value-type="float" office:value="23667" calcext:value-type="float">
            <text:p>2366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</text:p>
          </table:table-cell>
          <table:table-cell office:value-type="string" calcext:value-type="string">
            <text:p>Phoebe , sublime citharam canenti</text:p>
          </table:table-cell>
          <table:table-cell office:value-type="string" calcext:value-type="string">
            <text:p>marul01.croala754085.croala-lat2w:group.body.div.div25.l11.w1</text:p>
          </table:table-cell>
          <table:table-cell office:value-type="float" office:value="23981" calcext:value-type="float">
            <text:p>2398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Heliconis</text:p>
          </table:table-cell>
          <table:table-cell office:value-type="string" calcext:value-type="string">
            <text:p>Siue desertis Heliconis undis</text:p>
          </table:table-cell>
          <table:table-cell office:value-type="string" calcext:value-type="string">
            <text:p>marul01.croala754085.croala-lat2w:group.body.div.div25.l19.w3</text:p>
          </table:table-cell>
          <table:table-cell office:value-type="float" office:value="24156" calcext:value-type="float">
            <text:p>241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Danaem</text:p>
          </table:table-cell>
          <table:table-cell office:value-type="string" calcext:value-type="string">
            <text:p>Inclusam Danaem ferrea turris habet .</text:p>
          </table:table-cell>
          <table:table-cell office:value-type="string" calcext:value-type="string">
            <text:p>marul01.croala754085.croala-lat2w:group.body.div.div27.l2.w2</text:p>
          </table:table-cell>
          <table:table-cell office:value-type="float" office:value="24335" calcext:value-type="float">
            <text:p>2433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auromatas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2</text:p>
          </table:table-cell>
          <table:table-cell office:value-type="float" office:value="24432" calcext:value-type="float">
            <text:p>2443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arthos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3</text:p>
          </table:table-cell>
          <table:table-cell office:value-type="float" office:value="24440" calcext:value-type="float">
            <text:p>2444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racesque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4</text:p>
          </table:table-cell>
          <table:table-cell office:value-type="float" office:value="24448" calcext:value-type="float">
            <text:p>2444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etasque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5</text:p>
          </table:table-cell>
          <table:table-cell office:value-type="float" office:value="24453" calcext:value-type="float">
            <text:p>2445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Franco</text:p>
          </table:table-cell>
          <table:table-cell office:value-type="string" calcext:value-type="string">
            <text:p>Ad Paulum de Franco moecho</text:p>
          </table:table-cell>
          <table:table-cell office:value-type="string" calcext:value-type="string">
            <text:p>marul01.croala754085.croala-lat2w:group.body.div.div31.head.w4</text:p>
          </table:table-cell>
          <table:table-cell office:value-type="float" office:value="25219" calcext:value-type="float">
            <text:p>2521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Franco</text:p>
          </table:table-cell>
          <table:table-cell office:value-type="string" calcext:value-type="string">
            <text:p>Si potes uxorem Franco seruare furente</text:p>
          </table:table-cell>
          <table:table-cell office:value-type="string" calcext:value-type="string">
            <text:p>marul01.croala754085.croala-lat2w:group.body.div.div31.l1.w4</text:p>
          </table:table-cell>
          <table:table-cell office:value-type="float" office:value="25242" calcext:value-type="float">
            <text:p>2524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ymenea</text:p>
          </table:table-cell>
          <table:table-cell office:value-type="string" calcext:value-type="string">
            <text:p>Edit : Lucinam , non Hymenea colit .</text:p>
          </table:table-cell>
          <table:table-cell office:value-type="string" calcext:value-type="string">
            <text:p>marul01.croala754085.croala-lat2w:group.body.div.div32.l2.w4</text:p>
          </table:table-cell>
          <table:table-cell office:value-type="float" office:value="25359" calcext:value-type="float">
            <text:p>2535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Phlegetontei</text:p>
          </table:table-cell>
          <table:table-cell office:value-type="string" calcext:value-type="string">
            <text:p>Ad Phlegetontei stagna profunda lacus .</text:p>
          </table:table-cell>
          <table:table-cell office:value-type="string" calcext:value-type="string">
            <text:p>marul01.croala754085.croala-lat2w:group.body.div.div4.l2.w2</text:p>
          </table:table-cell>
          <table:table-cell office:value-type="float" office:value="26718" calcext:value-type="float">
            <text:p>2671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yrio</text:p>
          </table:table-cell>
          <table:table-cell office:value-type="string" calcext:value-type="string">
            <text:p>Possidet hanc Tyrio uelatus Luxus amictu ,</text:p>
          </table:table-cell>
          <table:table-cell office:value-type="string" calcext:value-type="string">
            <text:p>marul01.croala754085.croala-lat2w:group.body.div.div4.l3.w3</text:p>
          </table:table-cell>
          <table:table-cell office:value-type="float" office:value="26748" calcext:value-type="float">
            <text:p>2674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enses</text:p>
          </table:table-cell>
          <table:table-cell office:value-type="string" calcext:value-type="string">
            <text:p>Ad nobiles Spalatenses</text:p>
          </table:table-cell>
          <table:table-cell office:value-type="string" calcext:value-type="string">
            <text:p>marul01.croala754085.croala-lat2w:group.body.div.div5.head.w3</text:p>
          </table:table-cell>
          <table:table-cell office:value-type="float" office:value="27220" calcext:value-type="float">
            <text:p>2722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ndulget</text:p>
          </table:table-cell>
          <table:table-cell office:value-type="string" calcext:value-type="string">
            <text:p>Indulget nunquam nec seruo dira nec ulli</text:p>
          </table:table-cell>
          <table:table-cell office:value-type="string" calcext:value-type="string">
            <text:p>marul01.croala754085.croala-lat2w:group.body.div.div11.l5.w1</text:p>
          </table:table-cell>
          <table:table-cell office:value-type="float" office:value="28410" calcext:value-type="float">
            <text:p>2841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urcarum</text:p>
          </table:table-cell>
          <table:table-cell office:value-type="string" calcext:value-type="string">
            <text:p>Hic iacet insidiis Turcarum uictus et astu :</text:p>
          </table:table-cell>
          <table:table-cell office:value-type="string" calcext:value-type="string">
            <text:p>marul01.croala754085.croala-lat2w:group.body.div.div15.l3.w4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Dalmaticum</text:p>
          </table:table-cell>
          <table:table-cell office:value-type="string" calcext:value-type="string">
            <text:p>Xarcus , Dalmaticum gloria prima ducum .</text:p>
          </table:table-cell>
          <table:table-cell office:value-type="string" calcext:value-type="string">
            <text:p>marul01.croala754085.croala-lat2w:group.body.div.div15.l4.w2</text:p>
          </table:table-cell>
          <table:table-cell office:value-type="float" office:value="29244" calcext:value-type="float">
            <text:p>29244</text:p>
          </table:table-cell>
        </table:table-row>
        <table:table-row table:style-name="ro1">
          <table:table-cell office:value-type="string" calcext:value-type="string">
            <text:p>estlocusX*</text:p>
          </table:table-cell>
          <table:table-cell table:number-columns-repeated="3"/>
          <table:table-cell office:value-type="string" calcext:value-type="string">
            <text:p>Turcarum</text:p>
          </table:table-cell>
          <table:table-cell office:value-type="string" calcext:value-type="string">
            <text:p>Turcarum rigido fugare Marte .</text:p>
          </table:table-cell>
          <table:table-cell office:value-type="string" calcext:value-type="string">
            <text:p>marul01.croala754085.croala-lat2w:group.body.div.div16.l3.w1</text:p>
          </table:table-cell>
          <table:table-cell office:value-type="float" office:value="29446" calcext:value-type="float">
            <text:p>2944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urcarum</text:p>
          </table:table-cell>
          <table:table-cell office:value-type="string" calcext:value-type="string">
            <text:p>Epitaphium Ottomani , Turcarum imperatoris</text:p>
          </table:table-cell>
          <table:table-cell office:value-type="string" calcext:value-type="string">
            <text:p>marul01.croala754085.croala-lat2w:group.body.div.div18.head.w3</text:p>
          </table:table-cell>
          <table:table-cell office:value-type="float" office:value="29756" calcext:value-type="float">
            <text:p>2975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rar</text:p>
          </table:table-cell>
          <table:table-cell office:value-type="string" calcext:value-type="string">
            <text:p>Cuius sensit Arar , cuius certamina Tygris ,</text:p>
          </table:table-cell>
          <table:table-cell office:value-type="string" calcext:value-type="string">
            <text:p>marul01.croala754085.croala-lat2w:group.body.div.div18.l1.w3</text:p>
          </table:table-cell>
          <table:table-cell office:value-type="float" office:value="29775" calcext:value-type="float">
            <text:p>2977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ygris</text:p>
          </table:table-cell>
          <table:table-cell office:value-type="string" calcext:value-type="string">
            <text:p>Cuius sensit Arar , cuius certamina Tygris ,</text:p>
          </table:table-cell>
          <table:table-cell office:value-type="string" calcext:value-type="string">
            <text:p>marul01.croala754085.croala-lat2w:group.body.div.div18.l1.w6</text:p>
          </table:table-cell>
          <table:table-cell office:value-type="float" office:value="29791" calcext:value-type="float">
            <text:p>2979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ardi</text:p>
          </table:table-cell>
          <table:table-cell office:value-type="string" calcext:value-type="string">
            <text:p>Epitaphium Leonardi Lauredani , inclyti Venetorum principis</text:p>
          </table:table-cell>
          <table:table-cell office:value-type="string" calcext:value-type="string">
            <text:p>marul01.croala754085.croala-lat2w:group.body.div.div19.head.w2</text:p>
          </table:table-cell>
          <table:table-cell office:value-type="float" office:value="29959" calcext:value-type="float">
            <text:p>2995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Venetorum</text:p>
          </table:table-cell>
          <table:table-cell office:value-type="string" calcext:value-type="string">
            <text:p>Epitaphium Leonardi Lauredani , inclyti Venetorum principis</text:p>
          </table:table-cell>
          <table:table-cell office:value-type="string" calcext:value-type="string">
            <text:p>marul01.croala754085.croala-lat2w:group.body.div.div19.head.w5</text:p>
          </table:table-cell>
          <table:table-cell office:value-type="float" office:value="29975" calcext:value-type="float">
            <text:p>2997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ardi</text:p>
          </table:table-cell>
          <table:table-cell office:value-type="string" calcext:value-type="string">
            <text:p>Hic sunt ossa ducis Leonardi condita , cuius</text:p>
          </table:table-cell>
          <table:table-cell office:value-type="string" calcext:value-type="string">
            <text:p>marul01.croala754085.croala-lat2w:group.body.div.div19.l1.w5</text:p>
          </table:table-cell>
          <table:table-cell office:value-type="float" office:value="30002" calcext:value-type="float">
            <text:p>300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eonardi</text:p>
          </table:table-cell>
          <table:table-cell office:value-type="string" calcext:value-type="string">
            <text:p>Hic tumulata iacent Leonardi principis ossa ,</text:p>
          </table:table-cell>
          <table:table-cell office:value-type="string" calcext:value-type="string">
            <text:p>marul01.croala754085.croala-lat2w:group.body.div.div20.l1.w4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ensis</text:p>
          </table:table-cell>
          <table:table-cell office:value-type="string" calcext:value-type="string">
            <text:p>Epitaphium Luxę de Bilsa Spalatensis</text:p>
          </table:table-cell>
          <table:table-cell office:value-type="string" calcext:value-type="string">
            <text:p>marul01.croala754085.croala-lat2w:group.body.div.div21.head.w5</text:p>
          </table:table-cell>
          <table:table-cell office:value-type="float" office:value="30391" calcext:value-type="float">
            <text:p>3039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ensis</text:p>
          </table:table-cell>
          <table:table-cell office:value-type="string" calcext:value-type="string">
            <text:p>Epitaphium Hieronymi de Lucaris Spalatensis</text:p>
          </table:table-cell>
          <table:table-cell office:value-type="string" calcext:value-type="string">
            <text:p>marul01.croala754085.croala-lat2w:group.body.div.div23.head.w5</text:p>
          </table:table-cell>
          <table:table-cell office:value-type="float" office:value="30764" calcext:value-type="float">
            <text:p>3076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raię</text:p>
          </table:table-cell>
          <table:table-cell office:value-type="string" calcext:value-type="string">
            <text:p>Et Latię et Graię callebat Palladis artes ,</text:p>
          </table:table-cell>
          <table:table-cell office:value-type="string" calcext:value-type="string">
            <text:p>marul01.croala754085.croala-lat2w:group.body.div.div25.l9.w4</text:p>
          </table:table-cell>
          <table:table-cell office:value-type="float" office:value="31609" calcext:value-type="float">
            <text:p>316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Hebraice</text:p>
          </table:table-cell>
          <table:table-cell office:value-type="string" calcext:value-type="string">
            <text:p>Nouerat Hebraice Caldaiceque loqui .</text:p>
          </table:table-cell>
          <table:table-cell office:value-type="string" calcext:value-type="string">
            <text:p>marul01.croala754085.croala-lat2w:group.body.div.div25.l10.w2</text:p>
          </table:table-cell>
          <table:table-cell office:value-type="float" office:value="31635" calcext:value-type="float">
            <text:p>3163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hoebe</text:p>
          </table:table-cell>
          <table:table-cell office:value-type="string" calcext:value-type="string">
            <text:p>Qui potuit currum , Phoebe , decere tuum .</text:p>
          </table:table-cell>
          <table:table-cell office:value-type="string" calcext:value-type="string">
            <text:p>marul01.croala754085.croala-lat2w:group.body.div.div27.l2.w4</text:p>
          </table:table-cell>
          <table:table-cell office:value-type="float" office:value="31972" calcext:value-type="float">
            <text:p>3197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uro</text:p>
          </table:table-cell>
          <table:table-cell office:value-type="string" calcext:value-type="string">
            <text:p>Ocior hic uentis , Euro , Zephiroque Notoque</text:p>
          </table:table-cell>
          <table:table-cell office:value-type="string" calcext:value-type="string">
            <text:p>marul01.croala754085.croala-lat2w:group.body.div.div27.l3.w4</text:p>
          </table:table-cell>
          <table:table-cell office:value-type="float" office:value="32008" calcext:value-type="float">
            <text:p>32008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Notoque</text:p>
          </table:table-cell>
          <table:table-cell office:value-type="string" calcext:value-type="string">
            <text:p>Ocior hic uentis , Euro , Zephiroque Notoque</text:p>
          </table:table-cell>
          <table:table-cell office:value-type="string" calcext:value-type="string">
            <text:p>marul01.croala754085.croala-lat2w:group.body.div.div27.l3.w6</text:p>
          </table:table-cell>
          <table:table-cell office:value-type="float" office:value="32020" calcext:value-type="float">
            <text:p>32020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Valle</text:p>
          </table:table-cell>
          <table:table-cell office:value-type="string" calcext:value-type="string">
            <text:p>Francisco Natali Marci Maruli in Valle surda commorantis responsio</text:p>
          </table:table-cell>
          <table:table-cell office:value-type="string" calcext:value-type="string">
            <text:p>marul01.croala754085.croala-lat2w:group.body.div.div1.head.w6</text:p>
          </table:table-cell>
          <table:table-cell office:value-type="float" office:value="32264" calcext:value-type="float">
            <text:p>3226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nsula</text:p>
          </table:table-cell>
          <table:table-cell office:value-type="string" calcext:value-type="string">
            <text:p>Insula me retinet quę , scis , non amplius ista</text:p>
          </table:table-cell>
          <table:table-cell office:value-type="string" calcext:value-type="string">
            <text:p>marul01.croala754085.croala-lat2w:group.body.div.div1.l9.w1</text:p>
          </table:table-cell>
          <table:table-cell office:value-type="float" office:value="32514" calcext:value-type="float">
            <text:p>3251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amnitum</text:p>
          </table:table-cell>
          <table:table-cell office:value-type="string" calcext:value-type="string">
            <text:p>Et qua contentus Samnitum sperneret aurum</text:p>
          </table:table-cell>
          <table:table-cell office:value-type="string" calcext:value-type="string">
            <text:p>marul01.croala754085.croala-lat2w:group.body.div.div1.l27.w4</text:p>
          </table:table-cell>
          <table:table-cell office:value-type="float" office:value="33034" calcext:value-type="float">
            <text:p>3303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s</text:p>
          </table:table-cell>
          <table:table-cell office:value-type="string" calcext:value-type="string">
            <text:p>Solari interea Martis , Francisce , maligni</text:p>
          </table:table-cell>
          <table:table-cell office:value-type="string" calcext:value-type="string">
            <text:p>marul01.croala754085.croala-lat2w:group.body.div.div1.l53.w3</text:p>
          </table:table-cell>
          <table:table-cell office:value-type="float" office:value="33809" calcext:value-type="float">
            <text:p>33809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Nil</text:p>
          </table:table-cell>
          <table:table-cell office:value-type="string" calcext:value-type="string">
            <text:p>Nil hostile timent , nec quicquam triste uerentur ,</text:p>
          </table:table-cell>
          <table:table-cell office:value-type="string" calcext:value-type="string">
            <text:p>marul01.croala754085.croala-lat2w:group.body.div.div1.l69.w1</text:p>
          </table:table-cell>
          <table:table-cell office:value-type="float" office:value="34270" calcext:value-type="float">
            <text:p>3427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Thalia</text:p>
          </table:table-cell>
          <table:table-cell office:value-type="string" calcext:value-type="string">
            <text:p>Hactenus hęc . Ipsos nunc nostra Thalia salutat</text:p>
          </table:table-cell>
          <table:table-cell office:value-type="string" calcext:value-type="string">
            <text:p>marul01.croala754085.croala-lat2w:group.body.div.div1.l81.w6</text:p>
          </table:table-cell>
          <table:table-cell office:value-type="float" office:value="34693" calcext:value-type="float">
            <text:p>346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urialus</text:p>
          </table:table-cell>
          <table:table-cell office:value-type="string" calcext:value-type="string">
            <text:p>Eurialus Niso non ita gratus erat .</text:p>
          </table:table-cell>
          <table:table-cell office:value-type="string" calcext:value-type="string">
            <text:p>marul01.croala754085.croala-lat2w:group.body.div.div2.l6.w1</text:p>
          </table:table-cell>
          <table:table-cell office:value-type="float" office:value="35096" calcext:value-type="float">
            <text:p>35096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Pegasis</text:p>
          </table:table-cell>
          <table:table-cell office:value-type="string" calcext:value-type="string">
            <text:p>Deseruitque meam Pegasis unda sitim .</text:p>
          </table:table-cell>
          <table:table-cell office:value-type="string" calcext:value-type="string">
            <text:p>marul01.croala754085.croala-lat2w:group.body.div.div2.l20.w3</text:p>
          </table:table-cell>
          <table:table-cell office:value-type="float" office:value="35495" calcext:value-type="float">
            <text:p>3549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etulos</text:p>
          </table:table-cell>
          <table:table-cell office:value-type="string" calcext:value-type="string">
            <text:p>Illa etiam Getulos uicit feritate leones ,</text:p>
          </table:table-cell>
          <table:table-cell office:value-type="string" calcext:value-type="string">
            <text:p>marul01.croala754085.croala-lat2w:group.body.div.div3.l13.w3</text:p>
          </table:table-cell>
          <table:table-cell office:value-type="float" office:value="36151" calcext:value-type="float">
            <text:p>3615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Hyrcanas</text:p>
          </table:table-cell>
          <table:table-cell office:value-type="string" calcext:value-type="string">
            <text:p>Vicit et Hyrcanas asperitate tygres .</text:p>
          </table:table-cell>
          <table:table-cell office:value-type="string" calcext:value-type="string">
            <text:p>marul01.croala754085.croala-lat2w:group.body.div.div3.l14.w3</text:p>
          </table:table-cell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Gargaphiam</text:p>
          </table:table-cell>
          <table:table-cell office:value-type="string" calcext:value-type="string">
            <text:p>Gargaphiam uidit qui sine ueste deam !</text:p>
          </table:table-cell>
          <table:table-cell office:value-type="string" calcext:value-type="string">
            <text:p>marul01.croala754085.croala-lat2w:group.body.div.div3.l18.w1</text:p>
          </table:table-cell>
          <table:table-cell office:value-type="float" office:value="36307" calcext:value-type="float">
            <text:p>3630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Luna</text:p>
          </table:table-cell>
          <table:table-cell office:value-type="string" calcext:value-type="string">
            <text:p>Blanda quiescenti basia Luna dabat ?</text:p>
          </table:table-cell>
          <table:table-cell office:value-type="string" calcext:value-type="string">
            <text:p>marul01.croala754085.croala-lat2w:group.body.div.div4.l18.w4</text:p>
          </table:table-cell>
          <table:table-cell office:value-type="float" office:value="37122" calcext:value-type="float">
            <text:p>3712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rtiniacum</text:p>
          </table:table-cell>
          <table:table-cell office:value-type="string" calcext:value-type="string">
            <text:p>Ad Franciscum Martiniacum quod senectus non annis sed ualetudine conferenda est</text:p>
          </table:table-cell>
          <table:table-cell office:value-type="string" calcext:value-type="string">
            <text:p>marul01.croala754085.croala-lat2w:group.body.div.div5.head.w3</text:p>
          </table:table-cell>
          <table:table-cell office:value-type="float" office:value="37595" calcext:value-type="float">
            <text:p>37595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Olympiadas</text:p>
          </table:table-cell>
          <table:table-cell office:value-type="string" calcext:value-type="string">
            <text:p>Optas me multas uiuere Olympiadas ;</text:p>
          </table:table-cell>
          <table:table-cell office:value-type="string" calcext:value-type="string">
            <text:p>marul01.croala754085.croala-lat2w:group.body.div.div5.l2.w5</text:p>
          </table:table-cell>
          <table:table-cell office:value-type="float" office:value="37682" calcext:value-type="float">
            <text:p>3768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ergama</text:p>
          </table:table-cell>
          <table:table-cell office:value-type="string" calcext:value-type="string">
            <text:p>Non uersa in cineres uidisset Pergama si non</text:p>
          </table:table-cell>
          <table:table-cell office:value-type="string" calcext:value-type="string">
            <text:p>marul01.croala754085.croala-lat2w:group.body.div.div5.l21.w6</text:p>
          </table:table-cell>
          <table:table-cell office:value-type="float" office:value="38269" calcext:value-type="float">
            <text:p>3826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artara</text:p>
          </table:table-cell>
          <table:table-cell office:value-type="string" calcext:value-type="string">
            <text:p>Diffindens terras Tartara et ima ciens .</text:p>
          </table:table-cell>
          <table:table-cell office:value-type="string" calcext:value-type="string">
            <text:p>marul01.croala754085.croala-lat2w:group.body.div.div1.sp14.l36.w3</text:p>
          </table:table-cell>
          <table:table-cell office:value-type="float" office:value="40705" calcext:value-type="float">
            <text:p>407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lympum</text:p>
          </table:table-cell>
          <table:table-cell office:value-type="string" calcext:value-type="string">
            <text:p>Sydereum circum curru uectatus Olympum</text:p>
          </table:table-cell>
          <table:table-cell office:value-type="string" calcext:value-type="string">
            <text:p>marul01.croala754085.croala-lat2w:group.body.div.div2.l29.w5</text:p>
          </table:table-cell>
          <table:table-cell office:value-type="float" office:value="42124" calcext:value-type="float">
            <text:p>4212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Oceanusque</text:p>
          </table:table-cell>
          <table:table-cell office:value-type="string" calcext:value-type="string">
            <text:p>Oceanusque parens animantum squamigerarum ,</text:p>
          </table:table-cell>
          <table:table-cell office:value-type="string" calcext:value-type="string">
            <text:p>marul01.croala754085.croala-lat2w:group.body.div.div2.l46.w1</text:p>
          </table:table-cell>
          <table:table-cell office:value-type="float" office:value="42604" calcext:value-type="float">
            <text:p>42604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Erithręi</text:p>
          </table:table-cell>
          <table:table-cell office:value-type="string" calcext:value-type="string">
            <text:p>Tum , quem Erithręi felicibus ęquoris undis</text:p>
          </table:table-cell>
          <table:table-cell office:value-type="string" calcext:value-type="string">
            <text:p>marul01.croala754085.croala-lat2w:group.body.div.div2.l82.w3</text:p>
          </table:table-cell>
          <table:table-cell office:value-type="float" office:value="43662" calcext:value-type="float">
            <text:p>4366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Indus</text:p>
          </table:table-cell>
          <table:table-cell office:value-type="string" calcext:value-type="string">
            <text:p>Tum uarii , quos Indus habet , micuere lapilli ,</text:p>
          </table:table-cell>
          <table:table-cell office:value-type="string" calcext:value-type="string">
            <text:p>marul01.croala754085.croala-lat2w:group.body.div.div2.l85.w4</text:p>
          </table:table-cell>
          <table:table-cell office:value-type="float" office:value="43746" calcext:value-type="float">
            <text:p>4374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lympi</text:p>
          </table:table-cell>
          <table:table-cell office:value-type="string" calcext:value-type="string">
            <text:p>Stelliferi nobis aditus reserabit Olympi .</text:p>
          </table:table-cell>
          <table:table-cell office:value-type="string" calcext:value-type="string">
            <text:p>marul01.croala754085.croala-lat2w:group.body.div.div2.l117.w5</text:p>
          </table:table-cell>
          <table:table-cell office:value-type="float" office:value="44850" calcext:value-type="float">
            <text:p>44850</text:p>
          </table:table-cell>
        </table:table-row>
        <table:table-row table:style-name="ro3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ensis</text:p>
          </table:table-cell>
          <table:table-cell office:value-type="string" calcext:value-type="string">
            <text:p>In natalitio Sancti Raynerii archiepiscopi Spalatensis pro iure ecclesię tuendo interempti martyrioque coronati hymnus</text:p>
          </table:table-cell>
          <table:table-cell office:value-type="string" calcext:value-type="string">
            <text:p>marul01.croala754085.croala-lat2w:group.body.div.div3.head.w6</text:p>
          </table:table-cell>
          <table:table-cell office:value-type="float" office:value="44887" calcext:value-type="float">
            <text:p>4488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palatina</text:p>
          </table:table-cell>
          <table:table-cell office:value-type="string" calcext:value-type="string">
            <text:p>Gaudeat felix Spalatina plebes ,</text:p>
          </table:table-cell>
          <table:table-cell office:value-type="string" calcext:value-type="string">
            <text:p>marul01.croala754085.croala-lat2w:group.body.div.div3.l13.w3</text:p>
          </table:table-cell>
          <table:table-cell office:value-type="float" office:value="45164" calcext:value-type="float">
            <text:p>4516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Orcum</text:p>
          </table:table-cell>
          <table:table-cell office:value-type="string" calcext:value-type="string">
            <text:p>Corruit Orcum .</text:p>
          </table:table-cell>
          <table:table-cell office:value-type="string" calcext:value-type="string">
            <text:p>marul01.croala754085.croala-lat2w:group.body.div.div3.l24.w2</text:p>
          </table:table-cell>
          <table:table-cell office:value-type="float" office:value="45404" calcext:value-type="float">
            <text:p>4540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Myrrheę</text:p>
          </table:table-cell>
          <table:table-cell office:value-type="string" calcext:value-type="string">
            <text:p>Atque hinc Myrrheę pręsul uenerabilis urbi</text:p>
          </table:table-cell>
          <table:table-cell office:value-type="string" calcext:value-type="string">
            <text:p>marul01.croala754085.croala-lat2w:group.body.div.div4.l5.w3</text:p>
          </table:table-cell>
          <table:table-cell office:value-type="float" office:value="45804" calcext:value-type="float">
            <text:p>4580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olymas</text:p>
          </table:table-cell>
          <table:table-cell office:value-type="string" calcext:value-type="string">
            <text:p>Ipse sed eiectus Solymas post terga reliquit</text:p>
          </table:table-cell>
          <table:table-cell office:value-type="string" calcext:value-type="string">
            <text:p>marul01.croala754085.croala-lat2w:group.body.div.div5.div1.l11.w4</text:p>
          </table:table-cell>
          <table:table-cell office:value-type="float" office:value="46346" calcext:value-type="float">
            <text:p>4634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Lyddam</text:p>
          </table:table-cell>
          <table:table-cell office:value-type="string" calcext:value-type="string">
            <text:p>Hinc Lyddam ueniens Aeneam curat hiantem</text:p>
          </table:table-cell>
          <table:table-cell office:value-type="string" calcext:value-type="string">
            <text:p>marul01.croala754085.croala-lat2w:group.body.div.div5.div1.l19.w2</text:p>
          </table:table-cell>
          <table:table-cell office:value-type="float" office:value="46568" calcext:value-type="float">
            <text:p>4656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Ioppe</text:p>
          </table:table-cell>
          <table:table-cell office:value-type="string" calcext:value-type="string">
            <text:p>Tabitha mox Ioppe fato collapsa resurgit</text:p>
          </table:table-cell>
          <table:table-cell office:value-type="string" calcext:value-type="string">
            <text:p>marul01.croala754085.croala-lat2w:group.body.div.div5.div1.l21.w3</text:p>
          </table:table-cell>
          <table:table-cell office:value-type="float" office:value="46628" calcext:value-type="float">
            <text:p>4662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Cęsareę</text:p>
          </table:table-cell>
          <table:table-cell office:value-type="string" calcext:value-type="string">
            <text:p>Post hęc Cęsareę Cornelius incipit illi</text:p>
          </table:table-cell>
          <table:table-cell office:value-type="string" calcext:value-type="string">
            <text:p>marul01.croala754085.croala-lat2w:group.body.div.div5.div1.l23.w3</text:p>
          </table:table-cell>
          <table:table-cell office:value-type="float" office:value="46684" calcext:value-type="float">
            <text:p>4668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Romam</text:p>
          </table:table-cell>
          <table:table-cell office:value-type="string" calcext:value-type="string">
            <text:p>Perrexit Romam magiaque dolisque Symonem</text:p>
          </table:table-cell>
          <table:table-cell office:value-type="string" calcext:value-type="string">
            <text:p>marul01.croala754085.croala-lat2w:group.body.div.div5.div1.l29.w2</text:p>
          </table:table-cell>
          <table:table-cell office:value-type="float" office:value="46849" calcext:value-type="float">
            <text:p>4684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chaię</text:p>
          </table:table-cell>
          <table:table-cell office:value-type="string" calcext:value-type="string">
            <text:p>Achaię populos docuit ; mox ponere iussit</text:p>
          </table:table-cell>
          <table:table-cell office:value-type="string" calcext:value-type="string">
            <text:p>marul01.croala754085.croala-lat2w:group.body.div.div5.div2.l3.w1</text:p>
          </table:table-cell>
          <table:table-cell office:value-type="float" office:value="47373" calcext:value-type="float">
            <text:p>4737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gea</text:p>
          </table:table-cell>
          <table:table-cell office:value-type="string" calcext:value-type="string">
            <text:p>Hunc Egea furens crudeli uerbere cęsum</text:p>
          </table:table-cell>
          <table:table-cell office:value-type="string" calcext:value-type="string">
            <text:p>marul01.croala754085.croala-lat2w:group.body.div.div5.div2.l5.w2</text:p>
          </table:table-cell>
          <table:table-cell office:value-type="float" office:value="47436" calcext:value-type="float">
            <text:p>4743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atrarum</text:p>
          </table:table-cell>
          <table:table-cell office:value-type="string" calcext:value-type="string">
            <text:p>Iste necem tandem Patrarum passus in urbe</text:p>
          </table:table-cell>
          <table:table-cell office:value-type="string" calcext:value-type="string">
            <text:p>marul01.croala754085.croala-lat2w:group.body.div.div5.div2.l25.w4</text:p>
          </table:table-cell>
          <table:table-cell office:value-type="float" office:value="47989" calcext:value-type="float">
            <text:p>4798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Scythica</text:p>
          </table:table-cell>
          <table:table-cell office:value-type="string" calcext:value-type="string">
            <text:p>Audax in Scythica docuit regione Philippus</text:p>
          </table:table-cell>
          <table:table-cell office:value-type="string" calcext:value-type="string">
            <text:p>marul01.croala754085.croala-lat2w:group.body.div.div5.div3.l1.w3</text:p>
          </table:table-cell>
          <table:table-cell office:value-type="float" office:value="48093" calcext:value-type="float">
            <text:p>4809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Martis</text:p>
          </table:table-cell>
          <table:table-cell office:value-type="string" calcext:value-type="string">
            <text:p>Ducitur ad Martis templa prophana dei .</text:p>
          </table:table-cell>
          <table:table-cell office:value-type="string" calcext:value-type="string">
            <text:p>marul01.croala754085.croala-lat2w:group.body.div.div5.div3.l4.w3</text:p>
          </table:table-cell>
          <table:table-cell office:value-type="float" office:value="48176" calcext:value-type="float">
            <text:p>4817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Mauors</text:p>
          </table:table-cell>
          <table:table-cell office:value-type="string" calcext:value-type="string">
            <text:p>Stabat marmoreo bellator corpore Mauors ,</text:p>
          </table:table-cell>
          <table:table-cell office:value-type="string" calcext:value-type="string">
            <text:p>marul01.croala754085.croala-lat2w:group.body.div.div5.div3.l5.w5</text:p>
          </table:table-cell>
          <table:table-cell office:value-type="float" office:value="48214" calcext:value-type="float">
            <text:p>48214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Asiacis</text:p>
          </table:table-cell>
          <table:table-cell office:value-type="string" calcext:value-type="string">
            <text:p>Finibus Asiacis se positurus abit</text:p>
          </table:table-cell>
          <table:table-cell office:value-type="string" calcext:value-type="string">
            <text:p>marul01.croala754085.croala-lat2w:group.body.div.div5.div3.l20.w2</text:p>
          </table:table-cell>
          <table:table-cell office:value-type="float" office:value="48627" calcext:value-type="float">
            <text:p>4862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bionis</text:p>
          </table:table-cell>
          <table:table-cell office:value-type="string" calcext:value-type="string">
            <text:p>Extirpare uolens Ebionis dogma putantis</text:p>
          </table:table-cell>
          <table:table-cell office:value-type="string" calcext:value-type="string">
            <text:p>marul01.croala754085.croala-lat2w:group.body.div.div5.div3.l21.w3</text:p>
          </table:table-cell>
          <table:table-cell office:value-type="float" office:value="48654" calcext:value-type="float">
            <text:p>4865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Hieropoli</text:p>
          </table:table-cell>
          <table:table-cell office:value-type="string" calcext:value-type="string">
            <text:p>Hieropoli Phrygię post hęc comprensus in urbe</text:p>
          </table:table-cell>
          <table:table-cell office:value-type="string" calcext:value-type="string">
            <text:p>marul01.croala754085.croala-lat2w:group.body.div.div5.div3.l23.w1</text:p>
          </table:table-cell>
          <table:table-cell office:value-type="float" office:value="48704" calcext:value-type="float">
            <text:p>4870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hrygię</text:p>
          </table:table-cell>
          <table:table-cell office:value-type="string" calcext:value-type="string">
            <text:p>Hieropoli Phrygię post hęc comprensus in urbe</text:p>
          </table:table-cell>
          <table:table-cell office:value-type="string" calcext:value-type="string">
            <text:p>marul01.croala754085.croala-lat2w:group.body.div.div5.div3.l23.w2</text:p>
          </table:table-cell>
          <table:table-cell office:value-type="float" office:value="48709" calcext:value-type="float">
            <text:p>48709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Nil</text:p>
          </table:table-cell>
          <table:table-cell office:value-type="string" calcext:value-type="string">
            <text:p>Nil metuens dum uera docet , crucifigitur ergo</text:p>
          </table:table-cell>
          <table:table-cell office:value-type="string" calcext:value-type="string">
            <text:p>marul01.croala754085.croala-lat2w:group.body.div.div5.div3.l25.w1</text:p>
          </table:table-cell>
          <table:table-cell office:value-type="float" office:value="48765" calcext:value-type="float">
            <text:p>4876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ndorum</text:p>
          </table:table-cell>
          <table:table-cell office:value-type="string" calcext:value-type="string">
            <text:p>Regia progenies Indorum Bartholomęus ,</text:p>
          </table:table-cell>
          <table:table-cell office:value-type="string" calcext:value-type="string">
            <text:p>marul01.croala754085.croala-lat2w:group.body.div.div5.div4.l1.w3</text:p>
          </table:table-cell>
          <table:table-cell office:value-type="float" office:value="48938" calcext:value-type="float">
            <text:p>4893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Lycaonię</text:p>
          </table:table-cell>
          <table:table-cell office:value-type="string" calcext:value-type="string">
            <text:p>Rura Lycaonię celeri percurrere gressu</text:p>
          </table:table-cell>
          <table:table-cell office:value-type="string" calcext:value-type="string">
            <text:p>marul01.croala754085.croala-lat2w:group.body.div.div5.div4.l5.w2</text:p>
          </table:table-cell>
          <table:table-cell office:value-type="float" office:value="49046" calcext:value-type="float">
            <text:p>4904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rmenię</text:p>
          </table:table-cell>
          <table:table-cell office:value-type="string" calcext:value-type="string">
            <text:p>Impiger Armenię protinus arua petit .</text:p>
          </table:table-cell>
          <table:table-cell office:value-type="string" calcext:value-type="string">
            <text:p>marul01.croala754085.croala-lat2w:group.body.div.div5.div4.l20.w2</text:p>
          </table:table-cell>
          <table:table-cell office:value-type="float" office:value="49434" calcext:value-type="float">
            <text:p>4943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lbanum</text:p>
          </table:table-cell>
          <table:table-cell office:value-type="string" calcext:value-type="string">
            <text:p>Albanum ueniens patitur tormenta tyranni</text:p>
          </table:table-cell>
          <table:table-cell office:value-type="string" calcext:value-type="string">
            <text:p>marul01.croala754085.croala-lat2w:group.body.div.div5.div4.l21.w1</text:p>
          </table:table-cell>
          <table:table-cell office:value-type="float" office:value="49456" calcext:value-type="float">
            <text:p>4945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amaritanis</text:p>
          </table:table-cell>
          <table:table-cell office:value-type="string" calcext:value-type="string">
            <text:p>Et Samaritanis Christum simul et Solymitis</text:p>
          </table:table-cell>
          <table:table-cell office:value-type="string" calcext:value-type="string">
            <text:p>marul01.croala754085.croala-lat2w:group.body.div.div5.div5.l3.w2</text:p>
          </table:table-cell>
          <table:table-cell office:value-type="float" office:value="49728" calcext:value-type="float">
            <text:p>4972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Solymitis</text:p>
          </table:table-cell>
          <table:table-cell office:value-type="string" calcext:value-type="string">
            <text:p>Et Samaritanis Christum simul et Solymitis</text:p>
          </table:table-cell>
          <table:table-cell office:value-type="string" calcext:value-type="string">
            <text:p>marul01.croala754085.croala-lat2w:group.body.div.div5.div5.l3.w6</text:p>
          </table:table-cell>
          <table:table-cell office:value-type="float" office:value="49745" calcext:value-type="float">
            <text:p>49745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Hispanos</text:p>
          </table:table-cell>
          <table:table-cell office:value-type="string" calcext:value-type="string">
            <text:p>Transit ad Hispanos atque his monstrauit Iesum ,</text:p>
          </table:table-cell>
          <table:table-cell office:value-type="string" calcext:value-type="string">
            <text:p>marul01.croala754085.croala-lat2w:group.body.div.div5.div5.l5.w3</text:p>
          </table:table-cell>
          <table:table-cell office:value-type="float" office:value="49793" calcext:value-type="float">
            <text:p>497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udeos</text:p>
          </table:table-cell>
          <table:table-cell office:value-type="string" calcext:value-type="string">
            <text:p>Iudeos etiam lustralibus abluit undis :</text:p>
          </table:table-cell>
          <table:table-cell office:value-type="string" calcext:value-type="string">
            <text:p>marul01.croala754085.croala-lat2w:group.body.div.div5.div5.l9.w1</text:p>
          </table:table-cell>
          <table:table-cell office:value-type="float" office:value="49916" calcext:value-type="float">
            <text:p>4991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Hispania</text:p>
          </table:table-cell>
          <table:table-cell office:value-type="string" calcext:value-type="string">
            <text:p>Post hęc occisi rapuit Hispania corpus :</text:p>
          </table:table-cell>
          <table:table-cell office:value-type="string" calcext:value-type="string">
            <text:p>marul01.croala754085.croala-lat2w:group.body.div.div5.div5.l19.w5</text:p>
          </table:table-cell>
          <table:table-cell office:value-type="float" office:value="50198" calcext:value-type="float">
            <text:p>5019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Epheso</text:p>
          </table:table-cell>
          <table:table-cell office:value-type="string" calcext:value-type="string">
            <text:p>Ex Epheso Romam tractus feruente nequiuit</text:p>
          </table:table-cell>
          <table:table-cell office:value-type="string" calcext:value-type="string">
            <text:p>marul01.croala754085.croala-lat2w:group.body.div.div5.div6.l7.w2</text:p>
          </table:table-cell>
          <table:table-cell office:value-type="float" office:value="50465" calcext:value-type="float">
            <text:p>5046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Romam</text:p>
          </table:table-cell>
          <table:table-cell office:value-type="string" calcext:value-type="string">
            <text:p>Ex Epheso Romam tractus feruente nequiuit</text:p>
          </table:table-cell>
          <table:table-cell office:value-type="string" calcext:value-type="string">
            <text:p>marul01.croala754085.croala-lat2w:group.body.div.div5.div6.l7.w3</text:p>
          </table:table-cell>
          <table:table-cell office:value-type="float" office:value="50470" calcext:value-type="float">
            <text:p>5047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athmo</text:p>
          </table:table-cell>
          <table:table-cell office:value-type="string" calcext:value-type="string">
            <text:p>Exulat in Pathmo , cecinit tunc multa futura</text:p>
          </table:table-cell>
          <table:table-cell office:value-type="string" calcext:value-type="string">
            <text:p>marul01.croala754085.croala-lat2w:group.body.div.div5.div6.l9.w3</text:p>
          </table:table-cell>
          <table:table-cell office:value-type="float" office:value="50535" calcext:value-type="float">
            <text:p>5053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Ephesum</text:p>
          </table:table-cell>
          <table:table-cell office:value-type="string" calcext:value-type="string">
            <text:p>Inde Ephesum rediens Drusianam suscitat , ipsum</text:p>
          </table:table-cell>
          <table:table-cell office:value-type="string" calcext:value-type="string">
            <text:p>marul01.croala754085.croala-lat2w:group.body.div.div5.div6.l11.w2</text:p>
          </table:table-cell>
          <table:table-cell office:value-type="float" office:value="50586" calcext:value-type="float">
            <text:p>5058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Drusianam</text:p>
          </table:table-cell>
          <table:table-cell office:value-type="string" calcext:value-type="string">
            <text:p>Inde Ephesum rediens Drusianam suscitat , ipsum</text:p>
          </table:table-cell>
          <table:table-cell office:value-type="string" calcext:value-type="string">
            <text:p>marul01.croala754085.croala-lat2w:group.body.div.div5.div6.l11.w4</text:p>
          </table:table-cell>
          <table:table-cell office:value-type="float" office:value="50595" calcext:value-type="float">
            <text:p>5059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się</text:p>
          </table:table-cell>
          <table:table-cell office:value-type="string" calcext:value-type="string">
            <text:p>Vnus cuncta Asię sacra sacella regens .</text:p>
          </table:table-cell>
          <table:table-cell office:value-type="string" calcext:value-type="string">
            <text:p>marul01.croala754085.croala-lat2w:group.body.div.div5.div6.l40.w3</text:p>
          </table:table-cell>
          <table:table-cell office:value-type="float" office:value="51402" calcext:value-type="float">
            <text:p>514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Hyrcanos</text:p>
          </table:table-cell>
          <table:table-cell office:value-type="string" calcext:value-type="string">
            <text:p>Didymus ipse Medos , Hyrcanos , Bragmanas idem</text:p>
          </table:table-cell>
          <table:table-cell office:value-type="string" calcext:value-type="string">
            <text:p>marul01.croala754085.croala-lat2w:group.body.div.div5.div7.l1.w4</text:p>
          </table:table-cell>
          <table:table-cell office:value-type="float" office:value="51541" calcext:value-type="float">
            <text:p>5154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ersasque</text:p>
          </table:table-cell>
          <table:table-cell office:value-type="string" calcext:value-type="string">
            <text:p>Persasque et Parthos Armeniosque docet .</text:p>
          </table:table-cell>
          <table:table-cell office:value-type="string" calcext:value-type="string">
            <text:p>marul01.croala754085.croala-lat2w:group.body.div.div5.div7.l2.w1</text:p>
          </table:table-cell>
          <table:table-cell office:value-type="float" office:value="51559" calcext:value-type="float">
            <text:p>5155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arthos</text:p>
          </table:table-cell>
          <table:table-cell office:value-type="string" calcext:value-type="string">
            <text:p>Persasque et Parthos Armeniosque docet .</text:p>
          </table:table-cell>
          <table:table-cell office:value-type="string" calcext:value-type="string">
            <text:p>marul01.croala754085.croala-lat2w:group.body.div.div5.div7.l2.w3</text:p>
          </table:table-cell>
          <table:table-cell office:value-type="float" office:value="51568" calcext:value-type="float">
            <text:p>5156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rmeniosque</text:p>
          </table:table-cell>
          <table:table-cell office:value-type="string" calcext:value-type="string">
            <text:p>Persasque et Parthos Armeniosque docet .</text:p>
          </table:table-cell>
          <table:table-cell office:value-type="string" calcext:value-type="string">
            <text:p>marul01.croala754085.croala-lat2w:group.body.div.div5.div7.l2.w4</text:p>
          </table:table-cell>
          <table:table-cell office:value-type="float" office:value="51573" calcext:value-type="float">
            <text:p>51573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Indos</text:p>
          </table:table-cell>
          <table:table-cell office:value-type="string" calcext:value-type="string">
            <text:p>Sed , magis extremos postquam transiuit ad Indos ,</text:p>
          </table:table-cell>
          <table:table-cell office:value-type="string" calcext:value-type="string">
            <text:p>marul01.croala754085.croala-lat2w:group.body.div.div5.div7.l7.w7</text:p>
          </table:table-cell>
          <table:table-cell office:value-type="float" office:value="51723" calcext:value-type="float">
            <text:p>5172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Edessa</text:p>
          </table:table-cell>
          <table:table-cell office:value-type="string" calcext:value-type="string">
            <text:p>Vrbs Edessa quidem corpus ueneratur et ossa ,</text:p>
          </table:table-cell>
          <table:table-cell office:value-type="string" calcext:value-type="string">
            <text:p>marul01.croala754085.croala-lat2w:group.body.div.div5.div7.l31.w2</text:p>
          </table:table-cell>
          <table:table-cell office:value-type="float" office:value="52437" calcext:value-type="float">
            <text:p>5243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Iudea</text:p>
          </table:table-cell>
          <table:table-cell office:value-type="string" calcext:value-type="string">
            <text:p>Hic in Iudea doctrinę semina sanctę</text:p>
          </table:table-cell>
          <table:table-cell office:value-type="string" calcext:value-type="string">
            <text:p>marul01.croala754085.croala-lat2w:group.body.div.div5.div8.l3.w3</text:p>
          </table:table-cell>
          <table:table-cell office:value-type="float" office:value="52597" calcext:value-type="float">
            <text:p>52597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Macedum</text:p>
          </table:table-cell>
          <table:table-cell office:value-type="string" calcext:value-type="string">
            <text:p>In Macedum campos sparsit et Ęthiopum .</text:p>
          </table:table-cell>
          <table:table-cell office:value-type="string" calcext:value-type="string">
            <text:p>marul01.croala754085.croala-lat2w:group.body.div.div5.div8.l4.w2</text:p>
          </table:table-cell>
          <table:table-cell office:value-type="float" office:value="52620" calcext:value-type="float">
            <text:p>52620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Ęthiopum</text:p>
          </table:table-cell>
          <table:table-cell office:value-type="string" calcext:value-type="string">
            <text:p>In Macedum campos sparsit et Ęthiopum .</text:p>
          </table:table-cell>
          <table:table-cell office:value-type="string" calcext:value-type="string">
            <text:p>marul01.croala754085.croala-lat2w:group.body.div.div5.div8.l4.w6</text:p>
          </table:table-cell>
          <table:table-cell office:value-type="float" office:value="52637" calcext:value-type="float">
            <text:p>5263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Nadabar</text:p>
          </table:table-cell>
          <table:table-cell office:value-type="string" calcext:value-type="string">
            <text:p>Metropolis Nadabar circumdata moenibus altis</text:p>
          </table:table-cell>
          <table:table-cell office:value-type="string" calcext:value-type="string">
            <text:p>marul01.croala754085.croala-lat2w:group.body.div.div5.div8.l5.w2</text:p>
          </table:table-cell>
          <table:table-cell office:value-type="float" office:value="52651" calcext:value-type="float">
            <text:p>5265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ersidis</text:p>
          </table:table-cell>
          <table:table-cell office:value-type="string" calcext:value-type="string">
            <text:p>Illinc exactos Persidis ora tulit .</text:p>
          </table:table-cell>
          <table:table-cell office:value-type="string" calcext:value-type="string">
            <text:p>marul01.croala754085.croala-lat2w:group.body.div.div5.div8.l12.w3</text:p>
          </table:table-cell>
          <table:table-cell office:value-type="float" office:value="52841" calcext:value-type="float">
            <text:p>5284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gippi</text:p>
          </table:table-cell>
          <table:table-cell office:value-type="string" calcext:value-type="string">
            <text:p>Egippi regis natum de morte redemptum</text:p>
          </table:table-cell>
          <table:table-cell office:value-type="string" calcext:value-type="string">
            <text:p>marul01.croala754085.croala-lat2w:group.body.div.div5.div8.l13.w1</text:p>
          </table:table-cell>
          <table:table-cell office:value-type="float" office:value="52859" calcext:value-type="float">
            <text:p>5285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gippo</text:p>
          </table:table-cell>
          <table:table-cell office:value-type="string" calcext:value-type="string">
            <text:p>Egippo natę captus Iphigenię ,</text:p>
          </table:table-cell>
          <table:table-cell office:value-type="string" calcext:value-type="string">
            <text:p>marul01.croala754085.croala-lat2w:group.body.div.div5.div8.l18.w1</text:p>
          </table:table-cell>
          <table:table-cell office:value-type="float" office:value="52995" calcext:value-type="float">
            <text:p>5299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lphei</text:p>
          </table:table-cell>
          <table:table-cell office:value-type="string" calcext:value-type="string">
            <text:p>Iacobus Alphei</text:p>
          </table:table-cell>
          <table:table-cell office:value-type="string" calcext:value-type="string">
            <text:p>marul01.croala754085.croala-lat2w:group.body.div.div5.div9.head.w2</text:p>
          </table:table-cell>
          <table:table-cell office:value-type="float" office:value="53242" calcext:value-type="float">
            <text:p>5324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Alpheo</text:p>
          </table:table-cell>
          <table:table-cell office:value-type="string" calcext:value-type="string">
            <text:p>Alpheo genitore satus , cognomine Iustus</text:p>
          </table:table-cell>
          <table:table-cell office:value-type="string" calcext:value-type="string">
            <text:p>marul01.croala754085.croala-lat2w:group.body.div.div5.div9.l1.w1</text:p>
          </table:table-cell>
          <table:table-cell office:value-type="float" office:value="53249" calcext:value-type="float">
            <text:p>5324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udas</text:p>
          </table:table-cell>
          <table:table-cell office:value-type="string" calcext:value-type="string">
            <text:p>Symon et Iudas</text:p>
          </table:table-cell>
          <table:table-cell office:value-type="string" calcext:value-type="string">
            <text:p>marul01.croala754085.croala-lat2w:group.body.div.div5.div10.head.w3</text:p>
          </table:table-cell>
          <table:table-cell office:value-type="float" office:value="54438" calcext:value-type="float">
            <text:p>5443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udas</text:p>
          </table:table-cell>
          <table:table-cell office:value-type="string" calcext:value-type="string">
            <text:p>Thadeus est Iudas dictus , Symon ipse Zelotes ,</text:p>
          </table:table-cell>
          <table:table-cell office:value-type="string" calcext:value-type="string">
            <text:p>marul01.croala754085.croala-lat2w:group.body.div.div5.div10.l1.w3</text:p>
          </table:table-cell>
          <table:table-cell office:value-type="float" office:value="54453" calcext:value-type="float">
            <text:p>5445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Mediam</text:p>
          </table:table-cell>
          <table:table-cell office:value-type="string" calcext:value-type="string">
            <text:p>Thadeus in Mediam Domino mandante recedens</text:p>
          </table:table-cell>
          <table:table-cell office:value-type="string" calcext:value-type="string">
            <text:p>marul01.croala754085.croala-lat2w:group.body.div.div5.div10.l3.w3</text:p>
          </table:table-cell>
          <table:table-cell office:value-type="float" office:value="54515" calcext:value-type="float">
            <text:p>5451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ygris</text:p>
          </table:table-cell>
          <table:table-cell office:value-type="string" calcext:value-type="string">
            <text:p>Tygris et Euphratis quę cohibetur aquis .</text:p>
          </table:table-cell>
          <table:table-cell office:value-type="string" calcext:value-type="string">
            <text:p>marul01.croala754085.croala-lat2w:group.body.div.div5.div10.l6.w1</text:p>
          </table:table-cell>
          <table:table-cell office:value-type="float" office:value="54585" calcext:value-type="float">
            <text:p>5458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Euphratis</text:p>
          </table:table-cell>
          <table:table-cell office:value-type="string" calcext:value-type="string">
            <text:p>Tygris et Euphratis quę cohibetur aquis .</text:p>
          </table:table-cell>
          <table:table-cell office:value-type="string" calcext:value-type="string">
            <text:p>marul01.croala754085.croala-lat2w:group.body.div.div5.div10.l6.w3</text:p>
          </table:table-cell>
          <table:table-cell office:value-type="float" office:value="54594" calcext:value-type="float">
            <text:p>5459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onti</text:p>
          </table:table-cell>
          <table:table-cell office:value-type="string" calcext:value-type="string">
            <text:p>Instruit et populos rapidi qui littora Ponti</text:p>
          </table:table-cell>
          <table:table-cell office:value-type="string" calcext:value-type="string">
            <text:p>marul01.croala754085.croala-lat2w:group.body.div.div5.div10.l7.w7</text:p>
          </table:table-cell>
          <table:table-cell office:value-type="float" office:value="54640" calcext:value-type="float">
            <text:p>5464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się</text:p>
          </table:table-cell>
          <table:table-cell office:value-type="string" calcext:value-type="string">
            <text:p>Longa tenent , Asię qui quoque rura colunt .</text:p>
          </table:table-cell>
          <table:table-cell office:value-type="string" calcext:value-type="string">
            <text:p>marul01.croala754085.croala-lat2w:group.body.div.div5.div10.l8.w3</text:p>
          </table:table-cell>
          <table:table-cell office:value-type="float" office:value="54658" calcext:value-type="float">
            <text:p>5465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Persidis</text:p>
          </table:table-cell>
          <table:table-cell office:value-type="string" calcext:value-type="string">
            <text:p>Persidis hinc terras peragrant cum fratre Symone</text:p>
          </table:table-cell>
          <table:table-cell office:value-type="string" calcext:value-type="string">
            <text:p>marul01.croala754085.croala-lat2w:group.body.div.div5.div10.l9.w1</text:p>
          </table:table-cell>
          <table:table-cell office:value-type="float" office:value="54684" calcext:value-type="float">
            <text:p>5468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enarię</text:p>
          </table:table-cell>
          <table:table-cell office:value-type="string" calcext:value-type="string">
            <text:p>At postquam est urbis Senarię ad moenia uentum ,</text:p>
          </table:table-cell>
          <table:table-cell office:value-type="string" calcext:value-type="string">
            <text:p>marul01.croala754085.croala-lat2w:group.body.div.div5.div10.l15.w5</text:p>
          </table:table-cell>
          <table:table-cell office:value-type="float" office:value="54877" calcext:value-type="float">
            <text:p>5487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Bethlemi</text:p>
          </table:table-cell>
          <table:table-cell office:value-type="string" calcext:value-type="string">
            <text:p>Iste tribus Iudę Bethlemi natus in urbe</text:p>
          </table:table-cell>
          <table:table-cell office:value-type="string" calcext:value-type="string">
            <text:p>marul01.croala754085.croala-lat2w:group.body.div.div5.div11.l1.w4</text:p>
          </table:table-cell>
          <table:table-cell office:value-type="float" office:value="55194" calcext:value-type="float">
            <text:p>55194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Iudea</text:p>
          </table:table-cell>
          <table:table-cell office:value-type="string" calcext:value-type="string">
            <text:p>Explicat hic Christi Iudea per oppida leges</text:p>
          </table:table-cell>
          <table:table-cell office:value-type="string" calcext:value-type="string">
            <text:p>marul01.croala754085.croala-lat2w:group.body.div.div5.div11.l7.w4</text:p>
          </table:table-cell>
          <table:table-cell office:value-type="float" office:value="55373" calcext:value-type="float">
            <text:p>55373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table:number-columns-repeated="3"/>
          <table:table-cell office:value-type="string" calcext:value-type="string">
            <text:p>Nil</text:p>
          </table:table-cell>
          <table:table-cell office:value-type="string" calcext:value-type="string">
            <text:p>Nil metuens Domini iussa sequendo sui .</text:p>
          </table:table-cell>
          <table:table-cell office:value-type="string" calcext:value-type="string">
            <text:p>marul01.croala754085.croala-lat2w:group.body.div.div5.div11.l8.w1</text:p>
          </table:table-cell>
          <table:table-cell office:value-type="float" office:value="55392" calcext:value-type="float">
            <text:p>5539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Romano</text:p>
          </table:table-cell>
          <table:table-cell office:value-type="string" calcext:value-type="string">
            <text:p>Sunt quoque qui dicant Romano more securi</text:p>
          </table:table-cell>
          <table:table-cell office:value-type="string" calcext:value-type="string">
            <text:p>marul01.croala754085.croala-lat2w:group.body.div.div5.div11.l11.w5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ssa</text:p>
          </table:table-cell>
          <table:table-cell office:value-type="string" calcext:value-type="string">
            <text:p>Ossa prius Romam , Treuerim translata deinde :</text:p>
          </table:table-cell>
          <table:table-cell office:value-type="string" calcext:value-type="string">
            <text:p>marul01.croala754085.croala-lat2w:group.body.div.div5.div11.l13.w1</text:p>
          </table:table-cell>
          <table:table-cell office:value-type="float" office:value="55529" calcext:value-type="float">
            <text:p>5552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Romam</text:p>
          </table:table-cell>
          <table:table-cell office:value-type="string" calcext:value-type="string">
            <text:p>Ossa prius Romam , Treuerim translata deinde :</text:p>
          </table:table-cell>
          <table:table-cell office:value-type="string" calcext:value-type="string">
            <text:p>marul01.croala754085.croala-lat2w:group.body.div.div5.div11.l13.w3</text:p>
          </table:table-cell>
          <table:table-cell office:value-type="float" office:value="55538" calcext:value-type="float">
            <text:p>5553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reuerim</text:p>
          </table:table-cell>
          <table:table-cell office:value-type="string" calcext:value-type="string">
            <text:p>Ossa prius Romam , Treuerim translata deinde :</text:p>
          </table:table-cell>
          <table:table-cell office:value-type="string" calcext:value-type="string">
            <text:p>marul01.croala754085.croala-lat2w:group.body.div.div5.div11.l13.w4</text:p>
          </table:table-cell>
          <table:table-cell office:value-type="float" office:value="55546" calcext:value-type="float">
            <text:p>5554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Iudeę</text:p>
          </table:table-cell>
          <table:table-cell office:value-type="string" calcext:value-type="string">
            <text:p>Ciuis erat quondam Iudeę Giscalis urbis ,</text:p>
          </table:table-cell>
          <table:table-cell office:value-type="string" calcext:value-type="string">
            <text:p>marul01.croala754085.croala-lat2w:group.body.div.div5.div12.l3.w4</text:p>
          </table:table-cell>
          <table:table-cell office:value-type="float" office:value="55702" calcext:value-type="float">
            <text:p>557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udeis</text:p>
          </table:table-cell>
          <table:table-cell office:value-type="string" calcext:value-type="string">
            <text:p>Iudeis aperit allophylisque fidem .</text:p>
          </table:table-cell>
          <table:table-cell office:value-type="string" calcext:value-type="string">
            <text:p>marul01.croala754085.croala-lat2w:group.body.div.div5.div12.l12.w1</text:p>
          </table:table-cell>
          <table:table-cell office:value-type="float" office:value="55964" calcext:value-type="float">
            <text:p>5596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Cypri</text:p>
          </table:table-cell>
          <table:table-cell office:value-type="string" calcext:value-type="string">
            <text:p>Conuerso demum Paulo proconsule Cypri</text:p>
          </table:table-cell>
          <table:table-cell office:value-type="string" calcext:value-type="string">
            <text:p>marul01.croala754085.croala-lat2w:group.body.div.div5.div12.l13.w5</text:p>
          </table:table-cell>
          <table:table-cell office:value-type="float" office:value="56002" calcext:value-type="float">
            <text:p>5600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ypria</text:p>
          </table:table-cell>
          <table:table-cell office:value-type="string" calcext:value-type="string">
            <text:p>Cypria progenies Barnabas atque Leuites</text:p>
          </table:table-cell>
          <table:table-cell office:value-type="string" calcext:value-type="string">
            <text:p>marul01.croala754085.croala-lat2w:group.body.div.div5.div13.l1.w1</text:p>
          </table:table-cell>
          <table:table-cell office:value-type="float" office:value="57015" calcext:value-type="float">
            <text:p>5701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Tharso</text:p>
          </table:table-cell>
          <table:table-cell office:value-type="string" calcext:value-type="string">
            <text:p>Hic collega datus Paulo fuit urbeque Tharso</text:p>
          </table:table-cell>
          <table:table-cell office:value-type="string" calcext:value-type="string">
            <text:p>marul01.croala754085.croala-lat2w:group.body.div.div5.div13.l3.w7</text:p>
          </table:table-cell>
          <table:table-cell office:value-type="float" office:value="57091" calcext:value-type="float">
            <text:p>5709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Lystris</text:p>
          </table:table-cell>
          <table:table-cell office:value-type="string" calcext:value-type="string">
            <text:p>Cumque forent Lystris , ingentibus omnia factis</text:p>
          </table:table-cell>
          <table:table-cell office:value-type="string" calcext:value-type="string">
            <text:p>marul01.croala754085.croala-lat2w:group.body.div.div5.div13.l9.w3</text:p>
          </table:table-cell>
          <table:table-cell office:value-type="float" office:value="57261" calcext:value-type="float">
            <text:p>5726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Cypri</text:p>
          </table:table-cell>
          <table:table-cell office:value-type="string" calcext:value-type="string">
            <text:p>Post hęc Barnabas Cypri docet et Salaminis</text:p>
          </table:table-cell>
          <table:table-cell office:value-type="string" calcext:value-type="string">
            <text:p>marul01.croala754085.croala-lat2w:group.body.div.div5.div13.l25.w4</text:p>
          </table:table-cell>
          <table:table-cell office:value-type="float" office:value="57717" calcext:value-type="float">
            <text:p>5771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alaminis</text:p>
          </table:table-cell>
          <table:table-cell office:value-type="string" calcext:value-type="string">
            <text:p>Post hęc Barnabas Cypri docet et Salaminis</text:p>
          </table:table-cell>
          <table:table-cell office:value-type="string" calcext:value-type="string">
            <text:p>marul01.croala754085.croala-lat2w:group.body.div.div5.div13.l25.w7</text:p>
          </table:table-cell>
          <table:table-cell office:value-type="float" office:value="57730" calcext:value-type="float">
            <text:p>5773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alaminę</text:p>
          </table:table-cell>
          <table:table-cell office:value-type="string" calcext:value-type="string">
            <text:p>Hunc Salaminę gens tandem impia Iudeorum</text:p>
          </table:table-cell>
          <table:table-cell office:value-type="string" calcext:value-type="string">
            <text:p>marul01.croala754085.croala-lat2w:group.body.div.div5.div13.l29.w2</text:p>
          </table:table-cell>
          <table:table-cell office:value-type="float" office:value="57824" calcext:value-type="float">
            <text:p>5782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Iudeorum</text:p>
          </table:table-cell>
          <table:table-cell office:value-type="string" calcext:value-type="string">
            <text:p>Hunc Salaminę gens tandem impia Iudeorum</text:p>
          </table:table-cell>
          <table:table-cell office:value-type="string" calcext:value-type="string">
            <text:p>marul01.croala754085.croala-lat2w:group.body.div.div5.div13.l29.w6</text:p>
          </table:table-cell>
          <table:table-cell office:value-type="float" office:value="57841" calcext:value-type="float">
            <text:p>5784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Delmatię</text:p>
          </table:table-cell>
          <table:table-cell office:value-type="string" calcext:value-type="string">
            <text:p>Delmatię lętis olim generatus in oris</text:p>
          </table:table-cell>
          <table:table-cell office:value-type="string" calcext:value-type="string">
            <text:p>marul01.croala754085.croala-lat2w:group.body.div.div6.div1.l1.w1</text:p>
          </table:table-cell>
          <table:table-cell office:value-type="float" office:value="58011" calcext:value-type="float">
            <text:p>5801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Cecropia</text:p>
          </table:table-cell>
          <table:table-cell office:value-type="string" calcext:value-type="string">
            <text:p>Cecropia doctus lingua doctusque Latina ,</text:p>
          </table:table-cell>
          <table:table-cell office:value-type="string" calcext:value-type="string">
            <text:p>marul01.croala754085.croala-lat2w:group.body.div.div6.div1.l5.w1</text:p>
          </table:table-cell>
          <table:table-cell office:value-type="float" office:value="58124" calcext:value-type="float">
            <text:p>5812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atina</text:p>
          </table:table-cell>
          <table:table-cell office:value-type="string" calcext:value-type="string">
            <text:p>Cecropia doctus lingua doctusque Latina ,</text:p>
          </table:table-cell>
          <table:table-cell office:value-type="string" calcext:value-type="string">
            <text:p>marul01.croala754085.croala-lat2w:group.body.div.div6.div1.l5.w5</text:p>
          </table:table-cell>
          <table:table-cell office:value-type="float" office:value="58141" calcext:value-type="float">
            <text:p>5814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Hebraicos</text:p>
          </table:table-cell>
          <table:table-cell office:value-type="string" calcext:value-type="string">
            <text:p>Hebraicos didicit Chaldaicosque sonos .</text:p>
          </table:table-cell>
          <table:table-cell office:value-type="string" calcext:value-type="string">
            <text:p>marul01.croala754085.croala-lat2w:group.body.div.div6.div1.l6.w1</text:p>
          </table:table-cell>
          <table:table-cell office:value-type="float" office:value="58151" calcext:value-type="float">
            <text:p>5815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Latium</text:p>
          </table:table-cell>
          <table:table-cell office:value-type="string" calcext:value-type="string">
            <text:p>Nam Latium linquens Syrię deserta petisti ,</text:p>
          </table:table-cell>
          <table:table-cell office:value-type="string" calcext:value-type="string">
            <text:p>marul01.croala754085.croala-lat2w:group.body.div.div6.div1.l23.w2</text:p>
          </table:table-cell>
          <table:table-cell office:value-type="float" office:value="58648" calcext:value-type="float">
            <text:p>5864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Roma</text:p>
          </table:table-cell>
          <table:table-cell office:value-type="string" calcext:value-type="string">
            <text:p>Cur sint , Roma , tuis tectis pręlata superbis ,</text:p>
          </table:table-cell>
          <table:table-cell office:value-type="string" calcext:value-type="string">
            <text:p>marul01.croala754085.croala-lat2w:group.body.div.div6.div1.l27.w3</text:p>
          </table:table-cell>
          <table:table-cell office:value-type="float" office:value="58760" calcext:value-type="float">
            <text:p>587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ssa</text:p>
          </table:table-cell>
          <table:table-cell office:value-type="string" calcext:value-type="string">
            <text:p>Ossa uiri , Solymis defuncti , Roma recępit :</text:p>
          </table:table-cell>
          <table:table-cell office:value-type="string" calcext:value-type="string">
            <text:p>marul01.croala754085.croala-lat2w:group.body.div.div6.div1.l51.w1</text:p>
          </table:table-cell>
          <table:table-cell office:value-type="float" office:value="59437" calcext:value-type="float">
            <text:p>5943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olymis</text:p>
          </table:table-cell>
          <table:table-cell office:value-type="string" calcext:value-type="string">
            <text:p>Ossa uiri , Solymis defuncti , Roma recępit :</text:p>
          </table:table-cell>
          <table:table-cell office:value-type="string" calcext:value-type="string">
            <text:p>marul01.croala754085.croala-lat2w:group.body.div.div6.div1.l51.w3</text:p>
          </table:table-cell>
          <table:table-cell office:value-type="float" office:value="59449" calcext:value-type="float">
            <text:p>5944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Roma</text:p>
          </table:table-cell>
          <table:table-cell office:value-type="string" calcext:value-type="string">
            <text:p>Ossa uiri , Solymis defuncti , Roma recępit :</text:p>
          </table:table-cell>
          <table:table-cell office:value-type="string" calcext:value-type="string">
            <text:p>marul01.croala754085.croala-lat2w:group.body.div.div6.div1.l51.w5</text:p>
          </table:table-cell>
          <table:table-cell office:value-type="float" office:value="59461" calcext:value-type="float">
            <text:p>5946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Solymis</text:p>
          </table:table-cell>
          <table:table-cell office:value-type="string" calcext:value-type="string">
            <text:p>Christus nanque mori Solymis elegit et idem</text:p>
          </table:table-cell>
          <table:table-cell office:value-type="string" calcext:value-type="string">
            <text:p>marul01.croala754085.croala-lat2w:group.body.div.div6.div1.l53.w4</text:p>
          </table:table-cell>
          <table:table-cell office:value-type="float" office:value="59516" calcext:value-type="float">
            <text:p>5951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Romam</text:p>
          </table:table-cell>
          <table:table-cell office:value-type="string" calcext:value-type="string">
            <text:p>Ecclesię Romam pręstitit esse caput .</text:p>
          </table:table-cell>
          <table:table-cell office:value-type="string" calcext:value-type="string">
            <text:p>marul01.croala754085.croala-lat2w:group.body.div.div6.div1.l54.w2</text:p>
          </table:table-cell>
          <table:table-cell office:value-type="float" office:value="59539" calcext:value-type="float">
            <text:p>59539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table:number-columns-repeated="3"/>
          <table:table-cell office:value-type="string" calcext:value-type="string">
            <text:p>Insubrum</text:p>
          </table:table-cell>
          <table:table-cell office:value-type="string" calcext:value-type="string">
            <text:p>Hic postquam Insubrum pręses peruenit ad urbem ,</text:p>
          </table:table-cell>
          <table:table-cell office:value-type="string" calcext:value-type="string">
            <text:p>marul01.croala754085.croala-lat2w:group.body.div.div6.div2.l9.w3</text:p>
          </table:table-cell>
          <table:table-cell office:value-type="float" office:value="59812" calcext:value-type="float">
            <text:p>5981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icis</text:p>
          </table:table-cell>
          <table:table-cell office:value-type="string" calcext:value-type="string">
            <text:p>Pontificis fungi cogitur officio .</text:p>
          </table:table-cell>
          <table:table-cell office:value-type="string" calcext:value-type="string">
            <text:p>marul01.croala754085.croala-lat2w:group.body.div.div6.div2.l10.w1</text:p>
          </table:table-cell>
          <table:table-cell office:value-type="float" office:value="59838" calcext:value-type="float">
            <text:p>5983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Induperatores</text:p>
          </table:table-cell>
          <table:table-cell office:value-type="string" calcext:value-type="string">
            <text:p>Induperatores , compulit esse pios .</text:p>
          </table:table-cell>
          <table:table-cell office:value-type="string" calcext:value-type="string">
            <text:p>marul01.croala754085.croala-lat2w:group.body.div.div6.div2.l16.w1</text:p>
          </table:table-cell>
          <table:table-cell office:value-type="float" office:value="60015" calcext:value-type="float">
            <text:p>6001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Olympum</text:p>
          </table:table-cell>
          <table:table-cell office:value-type="string" calcext:value-type="string">
            <text:p>Ergo sydereum merito conscendit Olympum</text:p>
          </table:table-cell>
          <table:table-cell office:value-type="string" calcext:value-type="string">
            <text:p>marul01.croala754085.croala-lat2w:group.body.div.div6.div2.l21.w5</text:p>
          </table:table-cell>
          <table:table-cell office:value-type="float" office:value="60187" calcext:value-type="float">
            <text:p>6018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Pontifex</text:p>
          </table:table-cell>
          <table:table-cell office:value-type="string" calcext:value-type="string">
            <text:p>Gregorius Pontifex Maximus</text:p>
          </table:table-cell>
          <table:table-cell office:value-type="string" calcext:value-type="string">
            <text:p>marul01.croala754085.croala-lat2w:group.body.div.div6.div4.head.w2</text:p>
          </table:table-cell>
          <table:table-cell office:value-type="float" office:value="60486" calcext:value-type="float">
            <text:p>60486</text:p>
          </table:table-cell>
        </table:table-row>
        <table:table-row table:style-name="ro4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huscos</text:p>
          </table:table-cell>
          <table:table-cell office:value-type="string" calcext:value-type="string">
            <text:p>Nuper petenti tibi ut Francisci Petrarchę , inter Thuscos poetas facundissimi , de beata Maria matre semper uirgine cantilenam suo uernaculo sermone compositam Latinam facerem , negare non potui , licet enim partim ingenii eruditionisque meę paruitas , partim ipsa uertendi difficultas ab eo me non parum dehortarentur . Sunt quippe linguarum proprietates quędam ita natura comparatę ut multa quę in alio idiomate apte , apposite lepideque dicuntur in aliud conuersa degenerare uideantur atque deficere .</text:p>
          </table:table-cell>
          <table:table-cell office:value-type="string" calcext:value-type="string">
            <text:p>marul01.croala754085.croala-lat2w:group.body.div.div1.div1.p1.w8</text:p>
          </table:table-cell>
          <table:table-cell office:value-type="float" office:value="60987" calcext:value-type="float">
            <text:p>60987</text:p>
          </table:table-cell>
        </table:table-row>
        <table:table-row table:style-name="ro4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Latinam</text:p>
          </table:table-cell>
          <table:table-cell office:value-type="string" calcext:value-type="string">
            <text:p>Nuper petenti tibi ut Francisci Petrarchę , inter Thuscos poetas facundissimi , de beata Maria matre semper uirgine cantilenam suo uernaculo sermone compositam Latinam facerem , negare non potui , licet enim partim ingenii eruditionisque meę paruitas , partim ipsa uertendi difficultas ab eo me non parum dehortarentur . Sunt quippe linguarum proprietates quędam ita natura comparatę ut multa quę in alio idiomate apte , apposite lepideque dicuntur in aliud conuersa degenerare uideantur atque deficere .</text:p>
          </table:table-cell>
          <table:table-cell office:value-type="string" calcext:value-type="string">
            <text:p>marul01.croala754085.croala-lat2w:group.body.div.div1.div1.p1.w22</text:p>
          </table:table-cell>
          <table:table-cell office:value-type="float" office:value="61047" calcext:value-type="float">
            <text:p>61047</text:p>
          </table:table-cell>
        </table:table-row>
        <table:table-row table:style-name="ro5">
          <table:table-cell office:value-type="string" calcext:value-type="string">
            <text:p>estlocus0</text:p>
          </table:table-cell>
          <table:table-cell table:number-columns-repeated="3"/>
          <table:table-cell office:value-type="string" calcext:value-type="string">
            <text:p>Echiona</text:p>
          </table:table-cell>
          <table:table-cell office:value-type="string" calcext:value-type="string">
            <text:p>Tu si quam mihi gratiam referre curabis , ea erit cumulatissima si eidem Virgini , cui te penitus mancipatum uideo , me plurimum commendes , tum etiam si in decantandis uersiculis istis tuum acroma , tuos phtongos , rithmos , tonos tuumque melos exerceas , minime quidem ad meorum humilitatem ineptitudinemque uerborum respiciens , sed ipsius , cui dicata sunt , sanctitudinem maiestatemque contemplans . Id si feceris , non Orphea non Lynum non Thamiram non Amphionem , neque Echiona neque Ariona neque Demodocum neque Terpandrum , nec Simonidem nec Timotheum nec crinitum a Vergilio nostro Iopam desyderabimus . Tu unus pro omnibus satis eris .</text:p>
          </table:table-cell>
          <table:table-cell office:value-type="string" calcext:value-type="string">
            <text:p>marul01.croala754085.croala-lat2w:group.body.div.div1.div1.p3.w66</text:p>
          </table:table-cell>
          <table:table-cell office:value-type="float" office:value="61993" calcext:value-type="float">
            <text:p>6199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table:number-columns-repeated="3"/>
          <table:table-cell office:value-type="string" calcext:value-type="string">
            <text:p>Arnus</text:p>
          </table:table-cell>
          <table:table-cell office:value-type="string" calcext:value-type="string">
            <text:p>Immo ex quo genitum ripis tulit Arnus Ethruscis ,</text:p>
          </table:table-cell>
          <table:table-cell office:value-type="string" calcext:value-type="string">
            <text:p>marul01.croala754085.croala-lat2w:group.body.div.div1.div2.l93.w7</text:p>
          </table:table-cell>
          <table:table-cell office:value-type="float" office:value="64977" calcext:value-type="float">
            <text:p>64977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Ethruscis</text:p>
          </table:table-cell>
          <table:table-cell office:value-type="string" calcext:value-type="string">
            <text:p>Immo ex quo genitum ripis tulit Arnus Ethruscis ,</text:p>
          </table:table-cell>
          <table:table-cell office:value-type="string" calcext:value-type="string">
            <text:p>marul01.croala754085.croala-lat2w:group.body.div.div1.div2.l93.w8</text:p>
          </table:table-cell>
          <table:table-cell office:value-type="float" office:value="64982" calcext:value-type="float">
            <text:p>6498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hreicio</text:p>
          </table:table-cell>
          <table:table-cell office:value-type="string" calcext:value-type="string">
            <text:p>Tam cito Threicio cornu uolat acta sagitta ,</text:p>
          </table:table-cell>
          <table:table-cell office:value-type="string" calcext:value-type="string">
            <text:p>marul01.croala754085.croala-lat2w:group.body.div.div1.div2.l105.w3</text:p>
          </table:table-cell>
          <table:table-cell office:value-type="float" office:value="65325" calcext:value-type="float">
            <text:p>6532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arthenope</text:p>
          </table:table-cell>
          <table:table-cell office:value-type="string" calcext:value-type="string">
            <text:p>» Ducta est Parthenope si tibi , uiue Senis ! «</text:p>
          </table:table-cell>
          <table:table-cell office:value-type="string" calcext:value-type="string">
            <text:p>marul01.croala754085.croala-lat2w:group.body.div.div.sp4.l2.w3</text:p>
          </table:table-cell>
          <table:table-cell office:value-type="float" office:value="68040" calcext:value-type="float">
            <text:p>68040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Valle</text:p>
          </table:table-cell>
          <table:table-cell office:value-type="string" calcext:value-type="string">
            <text:p>[ 1 . ] Franciscus Natalis Marco Marulo in Valle Surda commoranti</text:p>
          </table:table-cell>
          <table:table-cell office:value-type="string" calcext:value-type="string">
            <text:p>marul01.croala754085.croala-lat2w:group.body.div.div1.head.w7</text:p>
          </table:table-cell>
          <table:table-cell office:value-type="float" office:value="68135" calcext:value-type="float">
            <text:p>6813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Pieriis</text:p>
          </table:table-cell>
          <table:table-cell office:value-type="string" calcext:value-type="string">
            <text:p>Pręmia , Pieriis digna referre modis .</text:p>
          </table:table-cell>
          <table:table-cell office:value-type="string" calcext:value-type="string">
            <text:p>marul01.croala754085.croala-lat2w:group.body.div.div1.l6.w2</text:p>
          </table:table-cell>
          <table:table-cell office:value-type="float" office:value="68297" calcext:value-type="float">
            <text:p>68297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table:number-columns-repeated="3"/>
          <table:table-cell office:value-type="string" calcext:value-type="string">
            <text:p>Spalatensi</text:p>
          </table:table-cell>
          <table:table-cell office:value-type="string" calcext:value-type="string">
            <text:p>Nam modo qui fueras Spalatensi solus in urbe</text:p>
          </table:table-cell>
          <table:table-cell office:value-type="string" calcext:value-type="string">
            <text:p>marul01.croala754085.croala-lat2w:group.body.div.div1.l33.w5</text:p>
          </table:table-cell>
          <table:table-cell office:value-type="float" office:value="69198" calcext:value-type="float">
            <text:p>6919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Turchicus</text:p>
          </table:table-cell>
          <table:table-cell office:value-type="string" calcext:value-type="string">
            <text:p>Egredere e muris , nihil est nisi Turchicus horror ,</text:p>
          </table:table-cell>
          <table:table-cell office:value-type="string" calcext:value-type="string">
            <text:p>marul01.croala754085.croala-lat2w:group.body.div.div1.l41.w7</text:p>
          </table:table-cell>
          <table:table-cell office:value-type="float" office:value="69466" calcext:value-type="float">
            <text:p>6946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3"/>
          <table:table-cell office:value-type="string" calcext:value-type="string">
            <text:p>Occeano</text:p>
          </table:table-cell>
          <table:table-cell office:value-type="string" calcext:value-type="string">
            <text:p>Occeano fluctus , frondes cur frondibus addo ,</text:p>
          </table:table-cell>
          <table:table-cell office:value-type="string" calcext:value-type="string">
            <text:p>marul01.croala754085.croala-lat2w:group.body.div.div2.l37.w1</text:p>
          </table:table-cell>
          <table:table-cell office:value-type="float" office:value="71723" calcext:value-type="float">
            <text:p>71723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10-08T00:18:15.818705335</dc:date>
    <dc:creator>Neven Jovanović</dc:creator>
    <meta:editing-duration>PT42M45S</meta:editing-duration>
    <meta:editing-cycles>1</meta:editing-cycles>
    <meta:document-statistic meta:table-count="1" meta:cell-count="1807" meta:object-count="0"/>
  </office:meta>
</office:document-meta>
</file>